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291080.5" table:style-name="ce9">
            <text:p>17.291.081</text:p>
          </table:table-cell>
          <table:table-cell office:value-type="percentage" office:value="1" table:style-name="ce10">
            <text:p>100,00%</text:p>
          </table:table-cell>
          <table:table-cell office:value-type="float" office:value="7482268" table:style-name="ce8">
            <text:p>7.482.268</text:p>
          </table:table-cell>
          <table:table-cell office:value-type="float" office:value="7328714" table:style-name="ce8">
            <text:p>7.328.714</text:p>
          </table:table-cell>
          <table:table-cell office:value-type="float" office:value="4205171" table:style-name="ce8">
            <text:p>4.205.171</text:p>
          </table:table-cell>
          <table:table-cell office:value-type="date" office:date-value="2022-06-21T00:00:00" table:style-name="ce11">
            <text:p>2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29139" table:style-name="ce7">
            <text:p>1.829.13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1624" table:style-name="ce14">
            <text:p>2.741.624</text:p>
          </table:table-cell>
          <table:table-cell office:value-type="float" office:value="2662515.5" table:style-name="ce14">
            <text:p>2.662.516</text:p>
          </table:table-cell>
          <table:table-cell office:value-type="percentage" office:value="0.97114538682182527" table:style-name="ce15">
            <text:p>97,11%</text:p>
          </table:table-cell>
          <table:table-cell office:value-type="float" office:value="1150906" table:style-name="ce13">
            <text:p>1.150.906</text:p>
          </table:table-cell>
          <table:table-cell office:value-type="float" office:value="1129727" table:style-name="ce13">
            <text:p>1.129.727</text:p>
          </table:table-cell>
          <table:table-cell office:value-type="float" office:value="709184" table:style-name="ce13">
            <text:p>709.184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7262" table:style-name="ce14">
            <text:p>2.297.262</text:p>
          </table:table-cell>
          <table:table-cell office:value-type="percentage" office:value="0.93639783523967945" table:style-name="ce15">
            <text:p>93,64%</text:p>
          </table:table-cell>
          <table:table-cell office:value-type="float" office:value="929138" table:style-name="ce13">
            <text:p>929.138</text:p>
          </table:table-cell>
          <table:table-cell office:value-type="float" office:value="919762" table:style-name="ce13">
            <text:p>919.762</text:p>
          </table:table-cell>
          <table:table-cell office:value-type="float" office:value="725526" table:style-name="ce13">
            <text:p>725.526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70498" table:style-name="ce14">
            <text:p>2.170.498</text:p>
          </table:table-cell>
          <table:table-cell office:value-type="float" office:value="2048048" table:style-name="ce14">
            <text:p>2.048.048</text:p>
          </table:table-cell>
          <table:table-cell office:value-type="percentage" office:value="0.94358437556726615" table:style-name="ce15">
            <text:p>94,36%</text:p>
          </table:table-cell>
          <table:table-cell office:value-type="float" office:value="928623" table:style-name="ce13">
            <text:p>928.623</text:p>
          </table:table-cell>
          <table:table-cell office:value-type="float" office:value="912956" table:style-name="ce13">
            <text:p>912.956</text:p>
          </table:table-cell>
          <table:table-cell office:value-type="float" office:value="483028" table:style-name="ce13">
            <text:p>483.028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73697.5" table:style-name="ce14">
            <text:p>4.173.698</text:p>
          </table:table-cell>
          <table:table-cell office:value-type="percentage" office:value="0.93530121615898132" table:style-name="ce15">
            <text:p>93,53%</text:p>
          </table:table-cell>
          <table:table-cell office:value-type="float" office:value="1822061" table:style-name="ce13">
            <text:p>1.822.061</text:p>
          </table:table-cell>
          <table:table-cell office:value-type="float" office:value="1766576" table:style-name="ce13">
            <text:p>1.766.576</text:p>
          </table:table-cell>
          <table:table-cell office:value-type="float" office:value="1003443" table:style-name="ce13">
            <text:p>1.003.443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8292" table:style-name="ce14">
            <text:p>1.268.292</text:p>
          </table:table-cell>
          <table:table-cell office:value-type="percentage" office:value="0.97770000462527562" table:style-name="ce15">
            <text:p>97,77%</text:p>
          </table:table-cell>
          <table:table-cell office:value-type="float" office:value="519890" table:style-name="ce13">
            <text:p>519.890</text:p>
          </table:table-cell>
          <table:table-cell office:value-type="float" office:value="516203" table:style-name="ce13">
            <text:p>516.203</text:p>
          </table:table-cell>
          <table:table-cell office:value-type="float" office:value="355332" table:style-name="ce13">
            <text:p>355.332</text:p>
          </table:table-cell>
          <table:table-cell office:value-type="date" office:date-value="2022-06-21T00:00:00" table:style-name="ce16">
            <text:p>2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95" table:style-name="ce7">
            <text:p>4.084.995</text:p>
          </table:table-cell>
          <table:table-cell office:value-type="float" office:value="280590" table:style-name="ce7">
            <text:p>280.590</text:p>
          </table:table-cell>
          <table:table-cell office:value-type="float" office:value="711100" table:style-name="ce7">
            <text:p>711.10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43490" table:style-name="ce14">
            <text:p>5.643.490</text:p>
          </table:table-cell>
          <table:table-cell office:value-type="float" office:value="5329332.5" table:style-name="ce14">
            <text:p>5.329.333</text:p>
          </table:table-cell>
          <table:table-cell office:value-type="percentage" office:value="0.94433276217376128" table:style-name="ce15">
            <text:p>94,43%</text:p>
          </table:table-cell>
          <table:table-cell office:value-type="float" office:value="2150690" table:style-name="ce13">
            <text:p>2.150.690</text:p>
          </table:table-cell>
          <table:table-cell office:value-type="float" office:value="2123474" table:style-name="ce13">
            <text:p>2.123.474</text:p>
          </table:table-cell>
          <table:table-cell office:value-type="float" office:value="1509307" table:style-name="ce13">
            <text:p>1.509.307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52890" table:style-name="ce7">
            <text:p>752.89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48610" table:style-name="ce14">
            <text:p>4.248.610</text:p>
          </table:table-cell>
          <table:table-cell office:value-type="float" office:value="4010285.5" table:style-name="ce14">
            <text:p>4.010.286</text:p>
          </table:table-cell>
          <table:table-cell office:value-type="percentage" office:value="0.94390530079249446" table:style-name="ce15">
            <text:p>94,39%</text:p>
          </table:table-cell>
          <table:table-cell office:value-type="float" office:value="1765666" table:style-name="ce13">
            <text:p>1.765.666</text:p>
          </table:table-cell>
          <table:table-cell office:value-type="float" office:value="1714355" table:style-name="ce13">
            <text:p>1.714.355</text:p>
          </table:table-cell>
          <table:table-cell office:value-type="float" office:value="1084640" table:style-name="ce13">
            <text:p>1.084.640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796134" table:style-name="ce7">
            <text:p>8.796.134</text:p>
          </table:table-cell>
          <table:table-cell office:value-type="float" office:value="561070" table:style-name="ce7">
            <text:p>561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33124" table:style-name="ce14">
            <text:p>14.333.124</text:p>
          </table:table-cell>
          <table:table-cell office:value-type="float" office:value="14269500.5" table:style-name="ce14">
            <text:p>14.269.501</text:p>
          </table:table-cell>
          <table:table-cell office:value-type="percentage" office:value="0.99556108633400509" table:style-name="ce15">
            <text:p>99,56%</text:p>
          </table:table-cell>
          <table:table-cell office:value-type="float" office:value="6495162" table:style-name="ce13">
            <text:p>6.495.162</text:p>
          </table:table-cell>
          <table:table-cell office:value-type="float" office:value="6357699" table:style-name="ce13">
            <text:p>6.357.699</text:p>
          </table:table-cell>
          <table:table-cell office:value-type="float" office:value="3790195" table:style-name="ce13">
            <text:p>3.790.195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38002" table:style-name="ce14">
            <text:p>10.138.002</text:p>
          </table:table-cell>
          <table:table-cell office:value-type="percentage" office:value="0.96563849713608896" table:style-name="ce15">
            <text:p>96,56%</text:p>
          </table:table-cell>
          <table:table-cell office:value-type="float" office:value="4450858" table:style-name="ce13">
            <text:p>4.450.858</text:p>
          </table:table-cell>
          <table:table-cell office:value-type="float" office:value="4386722" table:style-name="ce13">
            <text:p>4.386.722</text:p>
          </table:table-cell>
          <table:table-cell office:value-type="float" office:value="2920373" table:style-name="ce13">
            <text:p>2.920.373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69" table:style-name="ce14">
            <text:p>2.319.169</text:p>
          </table:table-cell>
          <table:table-cell office:value-type="float" office:value="2338850.5" table:style-name="ce14">
            <text:p>2.338.851</text:p>
          </table:table-cell>
          <table:table-cell office:value-type="percentage" office:value="1" table:style-name="ce15">
            <text:p>100,00%</text:p>
          </table:table-cell>
          <table:table-cell office:value-type="float" office:value="969565" table:style-name="ce13">
            <text:p>969.565</text:p>
          </table:table-cell>
          <table:table-cell office:value-type="float" office:value="951918" table:style-name="ce13">
            <text:p>951.918</text:p>
          </table:table-cell>
          <table:table-cell office:value-type="float" office:value="642980" table:style-name="ce13">
            <text:p>642.980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47778.5" table:style-name="ce14">
            <text:p>6.147.779</text:p>
          </table:table-cell>
          <table:table-cell office:value-type="percentage" office:value="1" table:style-name="ce15">
            <text:p>100,00%</text:p>
          </table:table-cell>
          <table:table-cell office:value-type="float" office:value="2479100" table:style-name="ce13">
            <text:p>2.479.100</text:p>
          </table:table-cell>
          <table:table-cell office:value-type="float" office:value="2453571" table:style-name="ce13">
            <text:p>2.453.571</text:p>
          </table:table-cell>
          <table:table-cell office:value-type="float" office:value="1973116" table:style-name="ce13">
            <text:p>1.973.116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195" table:style-name="ce7">
            <text:p>464.195</text:p>
          </table:table-cell>
          <table:table-cell office:value-type="float" office:value="47380" table:style-name="ce7">
            <text:p>47.3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825" table:style-name="ce14">
            <text:p>689.825</text:p>
          </table:table-cell>
          <table:table-cell office:value-type="float" office:value="653164.5" table:style-name="ce14">
            <text:p>653.165</text:p>
          </table:table-cell>
          <table:table-cell office:value-type="percentage" office:value="0.94685536186714025" table:style-name="ce15">
            <text:p>94,69%</text:p>
          </table:table-cell>
          <table:table-cell office:value-type="float" office:value="284663" table:style-name="ce13">
            <text:p>284.663</text:p>
          </table:table-cell>
          <table:table-cell office:value-type="float" office:value="286671" table:style-name="ce13">
            <text:p>286.671</text:p>
          </table:table-cell>
          <table:table-cell office:value-type="float" office:value="181703" table:style-name="ce13">
            <text:p>181.703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143385" table:style-name="ce7">
            <text:p>9.143.38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613735" table:style-name="ce14">
            <text:p>13.613.735</text:p>
          </table:table-cell>
          <table:table-cell office:value-type="float" office:value="13332404" table:style-name="ce14">
            <text:p>13.332.404</text:p>
          </table:table-cell>
          <table:table-cell office:value-type="percentage" office:value="0.97933476742422265" table:style-name="ce15">
            <text:p>97,93%</text:p>
          </table:table-cell>
          <table:table-cell office:value-type="float" office:value="5770459" table:style-name="ce13">
            <text:p>5.770.459</text:p>
          </table:table-cell>
          <table:table-cell office:value-type="float" office:value="5716021" table:style-name="ce13">
            <text:p>5.716.021</text:p>
          </table:table-cell>
          <table:table-cell office:value-type="float" office:value="3386441" table:style-name="ce13">
            <text:p>3.386.441</text:p>
          </table:table-cell>
          <table:table-cell office:value-type="date" office:date-value="2022-06-21T00:00:00" table:style-name="ce16">
            <text:p>2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29750" table:style-name="ce14">
            <text:p>2.829.750</text:p>
          </table:table-cell>
          <table:table-cell office:value-type="percentage" office:value="0.96967858996962208" table:style-name="ce15">
            <text:p>96,97%</text:p>
          </table:table-cell>
          <table:table-cell office:value-type="float" office:value="1300340" table:style-name="ce13">
            <text:p>1.300.340</text:p>
          </table:table-cell>
          <table:table-cell office:value-type="float" office:value="1279810" table:style-name="ce13">
            <text:p>1.279.810</text:p>
          </table:table-cell>
          <table:table-cell office:value-type="float" office:value="696575" table:style-name="ce13">
            <text:p>696.575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26100.5" table:style-name="ce14">
            <text:p>1.326.101</text:p>
          </table:table-cell>
          <table:table-cell office:value-type="percentage" office:value="0.94172104587026961" table:style-name="ce15">
            <text:p>94,17%</text:p>
          </table:table-cell>
          <table:table-cell office:value-type="float" office:value="568442" table:style-name="ce13">
            <text:p>568.442</text:p>
          </table:table-cell>
          <table:table-cell office:value-type="float" office:value="562745" table:style-name="ce13">
            <text:p>562.745</text:p>
          </table:table-cell>
          <table:table-cell office:value-type="float" office:value="361365" table:style-name="ce13">
            <text:p>361.365</text:p>
          </table:table-cell>
          <table:table-cell office:value-type="date" office:date-value="2022-06-20T00:00:00" table:style-name="ce16">
            <text:p>20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9248" table:style-name="ce7">
            <text:p>2.959.24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02653" table:style-name="ce14">
            <text:p>4.502.653</text:p>
          </table:table-cell>
          <table:table-cell office:value-type="float" office:value="4430116.5" table:style-name="ce14">
            <text:p>4.430.117</text:p>
          </table:table-cell>
          <table:table-cell office:value-type="percentage" office:value="0.98389027535544049" table:style-name="ce15">
            <text:p>98,39%</text:p>
          </table:table-cell>
          <table:table-cell office:value-type="float" office:value="1948739" table:style-name="ce13">
            <text:p>1.948.739</text:p>
          </table:table-cell>
          <table:table-cell office:value-type="float" office:value="1912355" table:style-name="ce13">
            <text:p>1.912.355</text:p>
          </table:table-cell>
          <table:table-cell office:value-type="float" office:value="1198677" table:style-name="ce13">
            <text:p>1.198.677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0736" table:style-name="ce7">
            <text:p>110.73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8831" table:style-name="ce14">
            <text:p>168.831</text:p>
          </table:table-cell>
          <table:table-cell office:value-type="float" office:value="156574.5" table:style-name="ce14">
            <text:p>156.575</text:p>
          </table:table-cell>
          <table:table-cell office:value-type="percentage" office:value="0.92740373509604279" table:style-name="ce15">
            <text:p>92,74%</text:p>
          </table:table-cell>
          <table:table-cell office:value-type="float" office:value="68142" table:style-name="ce13">
            <text:p>68.142</text:p>
          </table:table-cell>
          <table:table-cell office:value-type="float" office:value="65146" table:style-name="ce13">
            <text:p>65.146</text:p>
          </table:table-cell>
          <table:table-cell office:value-type="float" office:value="41075" table:style-name="ce13">
            <text:p>41.075</text:p>
          </table:table-cell>
          <table:table-cell office:value-type="date" office:date-value="2022-06-22T00:00:00" table:style-name="ce16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48365.5" table:style-name="ce14">
            <text:p>148.366</text:p>
          </table:table-cell>
          <table:table-cell office:value-type="percentage" office:value="0.93641441555162841" table:style-name="ce15">
            <text:p>93,64%</text:p>
          </table:table-cell>
          <table:table-cell office:value-type="float" office:value="66334" table:style-name="ce13">
            <text:p>66.334</text:p>
          </table:table-cell>
          <table:table-cell office:value-type="float" office:value="62999" table:style-name="ce13">
            <text:p>62.999</text:p>
          </table:table-cell>
          <table:table-cell office:value-type="float" office:value="34693" table:style-name="ce13">
            <text:p>34.693</text:p>
          </table:table-cell>
          <table:table-cell office:value-type="date" office:date-value="2022-06-22T00:00:00" table:style-name="ce17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1810" table:style-name="ce7">
            <text:p>51.810</text:p>
          </table:table-cell>
          <table:table-cell office:value-type="float" office:value="0" table:style-name="ce7">
            <text:p>0</text:p>
          </table:table-cell>
          <table:table-cell office:value-type="float" office:value="58310" table:style-name="ce7">
            <text:p>58.3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5920" table:style-name="ce14">
            <text:p>215.920</text:p>
          </table:table-cell>
          <table:table-cell office:value-type="float" office:value="206981.5" table:style-name="ce14">
            <text:p>206.982</text:p>
          </table:table-cell>
          <table:table-cell office:value-type="percentage" office:value="0.95860272323082618" table:style-name="ce15">
            <text:p>95,86%</text:p>
          </table:table-cell>
          <table:table-cell office:value-type="float" office:value="95142" table:style-name="ce13">
            <text:p>95.142</text:p>
          </table:table-cell>
          <table:table-cell office:value-type="float" office:value="94831" table:style-name="ce13">
            <text:p>94.831</text:p>
          </table:table-cell>
          <table:table-cell office:value-type="float" office:value="50492" table:style-name="ce13">
            <text:p>50.492</text:p>
          </table:table-cell>
          <table:table-cell office:value-type="date" office:date-value="2022-06-22T00:00:00" table:style-name="ce17">
            <text:p>22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290" table:style-name="ce7">
            <text:p>8.29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995" table:style-name="ce14">
            <text:p>12.995</text:p>
          </table:table-cell>
          <table:table-cell office:value-type="float" office:value="13444" table:style-name="ce14">
            <text:p>13.444</text:p>
          </table:table-cell>
          <table:table-cell office:value-type="percentage" office:value="1" table:style-name="ce15">
            <text:p>100,00%</text:p>
          </table:table-cell>
          <table:table-cell office:value-type="float" office:value="8122" table:style-name="ce13">
            <text:p>8.122</text:p>
          </table:table-cell>
          <table:table-cell office:value-type="float" office:value="8137" table:style-name="ce13">
            <text:p>8.137</text:p>
          </table:table-cell>
          <table:table-cell office:value-type="float" office:value="4078" table:style-name="ce13">
            <text:p>4.078</text:p>
          </table:table-cell>
          <table:table-cell office:value-type="date" office:date-value="2022-06-17T00:00:00" table:style-name="ce17">
            <text:p>17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567027" table:style-name="ce19">
            <text:p>63.567.027</text:p>
          </table:table-cell>
          <table:table-cell office:value-type="float" office:value="5082060" table:style-name="ce19">
            <text:p>5.082.060</text:p>
          </table:table-cell>
          <table:table-cell office:value-type="float" office:value="17225950" table:style-name="ce20">
            <text:p>17.225.950</text:p>
          </table:table-cell>
          <table:table-cell office:value-type="float" office:value="9008750" table:style-name="ce21">
            <text:p>9.008.750</text:p>
          </table:table-cell>
          <table:table-cell office:value-type="float" office:value="2096855" table:style-name="ce22">
            <text:p>2.096.855</text:p>
          </table:table-cell>
          <table:table-cell office:value-type="float" office:value="96980642" table:style-name="ce23">
            <text:p>96.980.642</text:p>
          </table:table-cell>
          <table:table-cell office:value-type="float" office:value="95071546" table:style-name="ce23">
            <text:p>95.071.546</text:p>
          </table:table-cell>
          <table:table-cell office:value-type="percentage" office:value="0.98031466939556866" table:style-name="ce24">
            <text:p>98,03%</text:p>
          </table:table-cell>
          <table:table-cell office:value-type="float" office:value="41254310" table:style-name="ce23">
            <text:p>41.254.310</text:p>
          </table:table-cell>
          <table:table-cell office:value-type="float" office:value="40550392" table:style-name="ce23">
            <text:p>40.550.392</text:p>
          </table:table-cell>
          <table:table-cell office:value-type="float" office:value="25357394" table:style-name="ce23">
            <text:p>25.357.394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4522" table:style-name="ce32">
            <text:p>7.044.522</text:p>
          </table:table-cell>
          <table:table-cell office:value-type="percentage" office:value="0.93826815512243267" table:style-name="ce33">
            <text:p>93,8%</text:p>
          </table:table-cell>
          <table:table-cell office:value-type="float" office:value="7021479" table:style-name="ce32">
            <text:p>7.021.479</text:p>
          </table:table-cell>
          <table:table-cell office:value-type="percentage" office:value="0.9351990309010183" table:style-name="ce33">
            <text:p>93,5%</text:p>
          </table:table-cell>
          <table:table-cell office:value-type="date" office:date-value="2022-06-21T00:00:00" table:style-name="ce34">
            <text:p>2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832" table:style-name="ce32">
            <text:p>1.097.832</text:p>
          </table:table-cell>
          <table:table-cell office:value-type="percentage" office:value="0.9230070757889639" table:style-name="ce33">
            <text:p>92,3%</text:p>
          </table:table-cell>
          <table:table-cell office:value-type="float" office:value="1091614" table:style-name="ce32">
            <text:p>1.091.614</text:p>
          </table:table-cell>
          <table:table-cell office:value-type="percentage" office:value="0.91777926497888029" table:style-name="ce33">
            <text:p>91,8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6042" table:style-name="ce32">
            <text:p>886.042</text:p>
          </table:table-cell>
          <table:table-cell office:value-type="percentage" office:value="0.95227562666116394" table:style-name="ce33">
            <text:p>95,2%</text:p>
          </table:table-cell>
          <table:table-cell office:value-type="float" office:value="886695" table:style-name="ce32">
            <text:p>886.695</text:p>
          </table:table-cell>
          <table:table-cell office:value-type="percentage" office:value="0.95297743987567263" table:style-name="ce33">
            <text:p>95,3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382" table:style-name="ce32">
            <text:p>897.382</text:p>
          </table:table-cell>
          <table:table-cell office:value-type="percentage" office:value="0.8284645218231016" table:style-name="ce33">
            <text:p>82,8%</text:p>
          </table:table-cell>
          <table:table-cell office:value-type="float" office:value="891445" table:style-name="ce32">
            <text:p>891.445</text:p>
          </table:table-cell>
          <table:table-cell office:value-type="percentage" office:value="0.82298347376768743" table:style-name="ce33">
            <text:p>82,3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6778" table:style-name="ce32">
            <text:p>1.746.778</text:p>
          </table:table-cell>
          <table:table-cell office:value-type="percentage" office:value="0.85899524615775757" table:style-name="ce33">
            <text:p>85,9%</text:p>
          </table:table-cell>
          <table:table-cell office:value-type="float" office:value="1714288" table:style-name="ce32">
            <text:p>1.714.288</text:p>
          </table:table-cell>
          <table:table-cell office:value-type="percentage" office:value="0.84301796939581897" table:style-name="ce33">
            <text:p>84,3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904" table:style-name="ce32">
            <text:p>494.904</text:p>
          </table:table-cell>
          <table:table-cell office:value-type="percentage" office:value="0.93898630521646409" table:style-name="ce33">
            <text:p>93,9%</text:p>
          </table:table-cell>
          <table:table-cell office:value-type="float" office:value="496323" table:style-name="ce32">
            <text:p>496.323</text:p>
          </table:table-cell>
          <table:table-cell office:value-type="percentage" office:value="0.94167858809779492" table:style-name="ce33">
            <text:p>94,2%</text:p>
          </table:table-cell>
          <table:table-cell office:value-type="date" office:date-value="2022-06-21T00:00:00" table:style-name="ce34">
            <text:p>2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8699" table:style-name="ce32">
            <text:p>2.048.699</text:p>
          </table:table-cell>
          <table:table-cell office:value-type="percentage" office:value="0.94316688219822853" table:style-name="ce33">
            <text:p>94,3%</text:p>
          </table:table-cell>
          <table:table-cell office:value-type="float" office:value="2040127" table:style-name="ce32">
            <text:p>2.040.127</text:p>
          </table:table-cell>
          <table:table-cell office:value-type="percentage" office:value="0.93922055991554909" table:style-name="ce33">
            <text:p>93,9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2523" table:style-name="ce32">
            <text:p>1.662.523</text:p>
          </table:table-cell>
          <table:table-cell office:value-type="percentage" office:value="0.91544489731190548" table:style-name="ce33">
            <text:p>91,5%</text:p>
          </table:table-cell>
          <table:table-cell office:value-type="float" office:value="1640166" table:style-name="ce32">
            <text:p>1.640.166</text:p>
          </table:table-cell>
          <table:table-cell office:value-type="percentage" office:value="0.90313432983752939" table:style-name="ce33">
            <text:p>90,3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5367" table:style-name="ce32">
            <text:p>6.255.367</text:p>
          </table:table-cell>
          <table:table-cell office:value-type="percentage" office:value="0.92229212194950061" table:style-name="ce33">
            <text:p>92,2%</text:p>
          </table:table-cell>
          <table:table-cell office:value-type="float" office:value="6186824" table:style-name="ce32">
            <text:p>6.186.824</text:p>
          </table:table-cell>
          <table:table-cell office:value-type="percentage" office:value="0.91218613313784735" table:style-name="ce33">
            <text:p>91,2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6984" table:style-name="ce32">
            <text:p>4.196.984</text:p>
          </table:table-cell>
          <table:table-cell office:value-type="percentage" office:value="0.93431872388984394" table:style-name="ce33">
            <text:p>93,4%</text:p>
          </table:table-cell>
          <table:table-cell office:value-type="float" office:value="4219511" table:style-name="ce32">
            <text:p>4.219.511</text:p>
          </table:table-cell>
          <table:table-cell office:value-type="percentage" office:value="0.93933361026850692" table:style-name="ce33">
            <text:p>93,9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154" table:style-name="ce32">
            <text:p>910.154</text:p>
          </table:table-cell>
          <table:table-cell office:value-type="percentage" office:value="0.95816778784911938" table:style-name="ce33">
            <text:p>95,8%</text:p>
          </table:table-cell>
          <table:table-cell office:value-type="float" office:value="907458" table:style-name="ce32">
            <text:p>907.458</text:p>
          </table:table-cell>
          <table:table-cell office:value-type="percentage" office:value="0.95532956447588668" table:style-name="ce33">
            <text:p>95,5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2152" table:style-name="ce32">
            <text:p>2.342.152</text:p>
          </table:table-cell>
          <table:table-cell office:value-type="percentage" office:value="0.95359564061630364" table:style-name="ce33">
            <text:p>95,4%</text:p>
          </table:table-cell>
          <table:table-cell office:value-type="float" office:value="2348359" table:style-name="ce32">
            <text:p>2.348.359</text:p>
          </table:table-cell>
          <table:table-cell office:value-type="percentage" office:value="0.95612279006745171" table:style-name="ce33">
            <text:p>95,6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391" table:style-name="ce32">
            <text:p>269.391</text:p>
          </table:table-cell>
          <table:table-cell office:value-type="percentage" office:value="0.95705541088322754" table:style-name="ce33">
            <text:p>95,7%</text:p>
          </table:table-cell>
          <table:table-cell office:value-type="float" office:value="274025" table:style-name="ce32">
            <text:p>274.025</text:p>
          </table:table-cell>
          <table:table-cell office:value-type="percentage" office:value="0.97351845075476329" table:style-name="ce33">
            <text:p>97,4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9106" table:style-name="ce32">
            <text:p>5.519.106</text:p>
          </table:table-cell>
          <table:table-cell office:value-type="percentage" office:value="0.92433278154679321" table:style-name="ce33">
            <text:p>92,4%</text:p>
          </table:table-cell>
          <table:table-cell office:value-type="float" office:value="5523116" table:style-name="ce32">
            <text:p>5.523.116</text:p>
          </table:table-cell>
          <table:table-cell office:value-type="percentage" office:value="0.92500437119446488" table:style-name="ce33">
            <text:p>92,5%</text:p>
          </table:table-cell>
          <table:table-cell office:value-type="date" office:date-value="2022-06-21T00:00:00" table:style-name="ce34">
            <text:p>2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2032" table:style-name="ce32">
            <text:p>1.232.032</text:p>
          </table:table-cell>
          <table:table-cell office:value-type="percentage" office:value="0.93504774539432645" table:style-name="ce33">
            <text:p>93,5%</text:p>
          </table:table-cell>
          <table:table-cell office:value-type="float" office:value="1236550" table:style-name="ce32">
            <text:p>1.236.550</text:p>
          </table:table-cell>
          <table:table-cell office:value-type="percentage" office:value="0.93847667070932761" table:style-name="ce33">
            <text:p>93,8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40089" table:style-name="ce32">
            <text:p>540.089</text:p>
          </table:table-cell>
          <table:table-cell office:value-type="percentage" office:value="0.9309086584369517" table:style-name="ce33">
            <text:p>93,1%</text:p>
          </table:table-cell>
          <table:table-cell office:value-type="float" office:value="540698" table:style-name="ce32">
            <text:p>540.698</text:p>
          </table:table-cell>
          <table:table-cell office:value-type="percentage" office:value="0.93195834353142337" table:style-name="ce33">
            <text:p>93,2%</text:p>
          </table:table-cell>
          <table:table-cell office:value-type="date" office:date-value="2022-06-20T00:00:00" table:style-name="ce34">
            <text:p>20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5405" table:style-name="ce32">
            <text:p>1.865.405</text:p>
          </table:table-cell>
          <table:table-cell office:value-type="percentage" office:value="0.95404789047760064" table:style-name="ce33">
            <text:p>95,4%</text:p>
          </table:table-cell>
          <table:table-cell office:value-type="float" office:value="1853792" table:style-name="ce32">
            <text:p>1.853.792</text:p>
          </table:table-cell>
          <table:table-cell office:value-type="percentage" office:value="0.94810850565118687" table:style-name="ce33">
            <text:p>94,8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5130" table:style-name="ce32">
            <text:p>65.130</text:p>
          </table:table-cell>
          <table:table-cell office:value-type="percentage" office:value="0.9169494150276648" table:style-name="ce33">
            <text:p>91,7%</text:p>
          </table:table-cell>
          <table:table-cell office:value-type="float" office:value="63272" table:style-name="ce32">
            <text:p>63.272</text:p>
          </table:table-cell>
          <table:table-cell office:value-type="percentage" office:value="0.89079108533134355" table:style-name="ce33">
            <text:p>89,1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863" table:style-name="ce32">
            <text:p>62.863</text:p>
          </table:table-cell>
          <table:table-cell office:value-type="percentage" office:value="0.92085371927460224" table:style-name="ce33">
            <text:p>92,1%</text:p>
          </table:table-cell>
          <table:table-cell office:value-type="float" office:value="61197" table:style-name="ce32">
            <text:p>61.197</text:p>
          </table:table-cell>
          <table:table-cell office:value-type="percentage" office:value="0.89644918407406327" table:style-name="ce33">
            <text:p>89,6%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42" table:style-name="ce32">
            <text:p>95.142</text:p>
          </table:table-cell>
          <table:table-cell office:value-type="string" table:style-name="ce33">
            <text:p>-</text:p>
          </table:table-cell>
          <table:table-cell office:value-type="float" office:value="94831" table:style-name="ce32">
            <text:p>94.831</text:p>
          </table:table-cell>
          <table:table-cell office:value-type="string" table:style-name="ce33">
            <text:p>-</text:p>
          </table:table-cell>
          <table:table-cell office:value-type="date" office:date-value="2022-06-22T00:00:00" table:style-name="ce34">
            <text:p>22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22" table:style-name="ce32">
            <text:p>8.122</text:p>
          </table:table-cell>
          <table:table-cell office:value-type="string" table:style-name="ce33">
            <text:p>-</text:p>
          </table:table-cell>
          <table:table-cell office:value-type="float" office:value="8137" table:style-name="ce32">
            <text:p>8.137</text:p>
          </table:table-cell>
          <table:table-cell office:value-type="string" table:style-name="ce33">
            <text:p>-</text:p>
          </table:table-cell>
          <table:table-cell office:value-type="date" office:date-value="2022-06-17T00:00:00" table:style-name="ce34">
            <text:p>17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40619" table:style-name="ce35">
            <text:p>39.240.619</text:p>
          </table:table-cell>
          <table:table-cell office:value-type="percentage" office:value="0.93020240140620492" table:style-name="ce36">
            <text:p>93,0%</text:p>
          </table:table-cell>
          <table:table-cell office:value-type="float" office:value="39099907" table:style-name="ce35">
            <text:p>39.099.907</text:p>
          </table:table-cell>
          <table:table-cell office:value-type="percentage" office:value="0.92686681079519362" table:style-name="ce36">
            <text:p>92,7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96" table:style-name="ce45">
            <text:p>435.596</text:p>
          </table:table-cell>
          <table:table-cell office:value-type="percentage" office:value="1" table:style-name="ce46">
            <text:p>100,0%</text:p>
          </table:table-cell>
          <table:table-cell office:value-type="float" office:value="656678" table:style-name="ce45">
            <text:p>656.678</text:p>
          </table:table-cell>
          <table:table-cell office:value-type="percentage" office:value="1" table:style-name="ce46">
            <text:p>100,0%</text:p>
          </table:table-cell>
          <table:table-cell office:value-type="float" office:value="937800" table:style-name="ce45">
            <text:p>937.800</text:p>
          </table:table-cell>
          <table:table-cell office:value-type="percentage" office:value="0.97868046155981503" table:style-name="ce46">
            <text:p>97,9%</text:p>
          </table:table-cell>
          <table:table-cell office:value-type="float" office:value="1230009" table:style-name="ce45">
            <text:p>1.230.009</text:p>
          </table:table-cell>
          <table:table-cell office:value-type="percentage" office:value="0.95527927734816409" table:style-name="ce46">
            <text:p>95,5%</text:p>
          </table:table-cell>
          <table:table-cell office:value-type="float" office:value="1278061" table:style-name="ce45">
            <text:p>1.278.061</text:p>
          </table:table-cell>
          <table:table-cell office:value-type="percentage" office:value="0.92323034292252748" table:style-name="ce46">
            <text:p>92,3%</text:p>
          </table:table-cell>
          <table:table-cell office:value-type="float" office:value="969413" table:style-name="ce45">
            <text:p>969.413</text:p>
          </table:table-cell>
          <table:table-cell office:value-type="percentage" office:value="0.87986636085654668" table:style-name="ce46">
            <text:p>88,0%</text:p>
          </table:table-cell>
          <table:table-cell office:value-type="float" office:value="813613" table:style-name="ce45">
            <text:p>813.613</text:p>
          </table:table-cell>
          <table:table-cell office:value-type="percentage" office:value="0.8785254915172247" table:style-name="ce46">
            <text:p>87,9%</text:p>
          </table:table-cell>
          <table:table-cell office:value-type="float" office:value="723352" table:style-name="ce45">
            <text:p>723.352</text:p>
          </table:table-cell>
          <table:table-cell office:value-type="percentage" office:value="0.93595878092142548" table:style-name="ce46">
            <text:p>93,6%</text:p>
          </table:table-cell>
          <table:table-cell office:value-type="float" office:value="7044522" table:style-name="ce45">
            <text:p>7.044.522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26815512243267" table:style-name="ce46">
            <text:p>93,8%</text:p>
          </table:table-cell>
          <table:table-cell office:value-type="percentage" office:value="0.82855118847237141" table:style-name="ce46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27" table:style-name="ce48">
            <text:p>101.727</text:p>
          </table:table-cell>
          <table:table-cell office:value-type="percentage" office:value="1" table:style-name="ce49">
            <text:p>100,0%</text:p>
          </table:table-cell>
          <table:table-cell office:value-type="float" office:value="119904" table:style-name="ce48">
            <text:p>119.904</text:p>
          </table:table-cell>
          <table:table-cell office:value-type="percentage" office:value="1" table:style-name="ce49">
            <text:p>100,0%</text:p>
          </table:table-cell>
          <table:table-cell office:value-type="float" office:value="156101" table:style-name="ce48">
            <text:p>156.101</text:p>
          </table:table-cell>
          <table:table-cell office:value-type="percentage" office:value="0.967708139606968" table:style-name="ce49">
            <text:p>96,8%</text:p>
          </table:table-cell>
          <table:table-cell office:value-type="float" office:value="188661" table:style-name="ce48">
            <text:p>188.661</text:p>
          </table:table-cell>
          <table:table-cell office:value-type="percentage" office:value="0.93875205254515603" table:style-name="ce49">
            <text:p>93,9%</text:p>
          </table:table-cell>
          <table:table-cell office:value-type="float" office:value="192535" table:style-name="ce48">
            <text:p>192.535</text:p>
          </table:table-cell>
          <table:table-cell office:value-type="percentage" office:value="0.90122497507454236" table:style-name="ce49">
            <text:p>90,1%</text:p>
          </table:table-cell>
          <table:table-cell office:value-type="float" office:value="132220" table:style-name="ce48">
            <text:p>132.220</text:p>
          </table:table-cell>
          <table:table-cell office:value-type="percentage" office:value="0.83536562251228852" table:style-name="ce49">
            <text:p>83,5%</text:p>
          </table:table-cell>
          <table:table-cell office:value-type="float" office:value="111056" table:style-name="ce48">
            <text:p>111.056</text:p>
          </table:table-cell>
          <table:table-cell office:value-type="percentage" office:value="0.8490649704123916" table:style-name="ce49">
            <text:p>84,9%</text:p>
          </table:table-cell>
          <table:table-cell office:value-type="float" office:value="95628" table:style-name="ce48">
            <text:p>95.628</text:p>
          </table:table-cell>
          <table:table-cell office:value-type="percentage" office:value="0.8934106897614843" table:style-name="ce49">
            <text:p>89,3%</text:p>
          </table:table-cell>
          <table:table-cell office:value-type="float" office:value="1097832" table:style-name="ce48">
            <text:p>1.097.832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30070757889639" table:style-name="ce49">
            <text:p>92,3%</text:p>
          </table:table-cell>
          <table:table-cell office:value-type="percentage" office:value="0.82473501896504708" table:style-name="ce49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308" table:style-name="ce48">
            <text:p>89.308</text:p>
          </table:table-cell>
          <table:table-cell office:value-type="percentage" office:value="1" table:style-name="ce49">
            <text:p>100,0%</text:p>
          </table:table-cell>
          <table:table-cell office:value-type="float" office:value="114848" table:style-name="ce48">
            <text:p>114.848</text:p>
          </table:table-cell>
          <table:table-cell office:value-type="percentage" office:value="1" table:style-name="ce49">
            <text:p>100,0%</text:p>
          </table:table-cell>
          <table:table-cell office:value-type="float" office:value="149260" table:style-name="ce48">
            <text:p>149.260</text:p>
          </table:table-cell>
          <table:table-cell office:value-type="percentage" office:value="0.98203829199289427" table:style-name="ce49">
            <text:p>98,2%</text:p>
          </table:table-cell>
          <table:table-cell office:value-type="float" office:value="154534" table:style-name="ce48">
            <text:p>154.534</text:p>
          </table:table-cell>
          <table:table-cell office:value-type="percentage" office:value="0.95342509701819433" table:style-name="ce49">
            <text:p>95,3%</text:p>
          </table:table-cell>
          <table:table-cell office:value-type="float" office:value="152681" table:style-name="ce48">
            <text:p>152.681</text:p>
          </table:table-cell>
          <table:table-cell office:value-type="percentage" office:value="0.92020853423336546" table:style-name="ce49">
            <text:p>92,0%</text:p>
          </table:table-cell>
          <table:table-cell office:value-type="float" office:value="93250" table:style-name="ce48">
            <text:p>93.250</text:p>
          </table:table-cell>
          <table:table-cell office:value-type="percentage" office:value="0.85872678214585008" table:style-name="ce49">
            <text:p>85,9%</text:p>
          </table:table-cell>
          <table:table-cell office:value-type="float" office:value="69015" table:style-name="ce48">
            <text:p>69.015</text:p>
          </table:table-cell>
          <table:table-cell office:value-type="percentage" office:value="0.87093965321420463" table:style-name="ce49">
            <text:p>87,1%</text:p>
          </table:table-cell>
          <table:table-cell office:value-type="float" office:value="63146" table:style-name="ce48">
            <text:p>63.146</text:p>
          </table:table-cell>
          <table:table-cell office:value-type="percentage" office:value="0.96766580850802997" table:style-name="ce49">
            <text:p>96,8%</text:p>
          </table:table-cell>
          <table:table-cell office:value-type="float" office:value="886042" table:style-name="ce48">
            <text:p>886.042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27562666116394" table:style-name="ce49">
            <text:p>95,2%</text:p>
          </table:table-cell>
          <table:table-cell office:value-type="percentage" office:value="0.87476712650645827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7" table:style-name="ce48">
            <text:p>51.867</text:p>
          </table:table-cell>
          <table:table-cell office:value-type="percentage" office:value="0.96707251132698158" table:style-name="ce49">
            <text:p>96,7%</text:p>
          </table:table-cell>
          <table:table-cell office:value-type="float" office:value="79962" table:style-name="ce48">
            <text:p>79.962</text:p>
          </table:table-cell>
          <table:table-cell office:value-type="percentage" office:value="0.91663800811610152" table:style-name="ce49">
            <text:p>91,7%</text:p>
          </table:table-cell>
          <table:table-cell office:value-type="float" office:value="112244" table:style-name="ce48">
            <text:p>112.244</text:p>
          </table:table-cell>
          <table:table-cell office:value-type="percentage" office:value="0.88108451798764453" table:style-name="ce49">
            <text:p>88,1%</text:p>
          </table:table-cell>
          <table:table-cell office:value-type="float" office:value="153782" table:style-name="ce48">
            <text:p>153.782</text:p>
          </table:table-cell>
          <table:table-cell office:value-type="percentage" office:value="0.86633841855014981" table:style-name="ce49">
            <text:p>86,6%</text:p>
          </table:table-cell>
          <table:table-cell office:value-type="float" office:value="174032" table:style-name="ce48">
            <text:p>174.032</text:p>
          </table:table-cell>
          <table:table-cell office:value-type="percentage" office:value="0.80338652866962423" table:style-name="ce49">
            <text:p>80,3%</text:p>
          </table:table-cell>
          <table:table-cell office:value-type="float" office:value="135661" table:style-name="ce48">
            <text:p>135.661</text:p>
          </table:table-cell>
          <table:table-cell office:value-type="percentage" office:value="0.73709976256065024" table:style-name="ce49">
            <text:p>73,7%</text:p>
          </table:table-cell>
          <table:table-cell office:value-type="float" office:value="105079" table:style-name="ce48">
            <text:p>105.079</text:p>
          </table:table-cell>
          <table:table-cell office:value-type="percentage" office:value="0.76580936208668271" table:style-name="ce49">
            <text:p>76,6%</text:p>
          </table:table-cell>
          <table:table-cell office:value-type="float" office:value="84755" table:style-name="ce48">
            <text:p>84.755</text:p>
          </table:table-cell>
          <table:table-cell office:value-type="percentage" office:value="0.85150096447516477" table:style-name="ce49">
            <text:p>85,2%</text:p>
          </table:table-cell>
          <table:table-cell office:value-type="float" office:value="897382" table:style-name="ce48">
            <text:p>897.382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4645218231016" table:style-name="ce49">
            <text:p>82,8%</text:p>
          </table:table-cell>
          <table:table-cell office:value-type="percentage" office:value="0.73569469779262564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81" table:style-name="ce48">
            <text:p>94.881</text:p>
          </table:table-cell>
          <table:table-cell office:value-type="percentage" office:value="0.9453876965385305" table:style-name="ce49">
            <text:p>94,5%</text:p>
          </table:table-cell>
          <table:table-cell office:value-type="float" office:value="156259" table:style-name="ce48">
            <text:p>156.259</text:p>
          </table:table-cell>
          <table:table-cell office:value-type="percentage" office:value="0.93319040168173617" table:style-name="ce49">
            <text:p>93,3%</text:p>
          </table:table-cell>
          <table:table-cell office:value-type="float" office:value="229566" table:style-name="ce48">
            <text:p>229.566</text:p>
          </table:table-cell>
          <table:table-cell office:value-type="percentage" office:value="0.91258770447814597" table:style-name="ce49">
            <text:p>91,3%</text:p>
          </table:table-cell>
          <table:table-cell office:value-type="float" office:value="326157" table:style-name="ce48">
            <text:p>326.157</text:p>
          </table:table-cell>
          <table:table-cell office:value-type="percentage" office:value="0.88570171651092877" table:style-name="ce49">
            <text:p>88,6%</text:p>
          </table:table-cell>
          <table:table-cell office:value-type="float" office:value="325385" table:style-name="ce48">
            <text:p>325.385</text:p>
          </table:table-cell>
          <table:table-cell office:value-type="percentage" office:value="0.82563022544753306" table:style-name="ce49">
            <text:p>82,6%</text:p>
          </table:table-cell>
          <table:table-cell office:value-type="float" office:value="239979" table:style-name="ce48">
            <text:p>239.979</text:p>
          </table:table-cell>
          <table:table-cell office:value-type="percentage" office:value="0.76704425593392611" table:style-name="ce49">
            <text:p>76,7%</text:p>
          </table:table-cell>
          <table:table-cell office:value-type="float" office:value="201654" table:style-name="ce48">
            <text:p>201.654</text:p>
          </table:table-cell>
          <table:table-cell office:value-type="percentage" office:value="0.79182160512975563" table:style-name="ce49">
            <text:p>79,2%</text:p>
          </table:table-cell>
          <table:table-cell office:value-type="float" office:value="172897" table:style-name="ce48">
            <text:p>172.897</text:p>
          </table:table-cell>
          <table:table-cell office:value-type="percentage" office:value="0.93830624372506988" table:style-name="ce49">
            <text:p>93,8%</text:p>
          </table:table-cell>
          <table:table-cell office:value-type="float" office:value="1746778" table:style-name="ce48">
            <text:p>1.746.77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899524615775757" table:style-name="ce49">
            <text:p>85,9%</text:p>
          </table:table-cell>
          <table:table-cell office:value-type="percentage" office:value="0.77829358719533193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5" table:style-name="ce48">
            <text:p>42.595</text:p>
          </table:table-cell>
          <table:table-cell office:value-type="percentage" office:value="1" table:style-name="ce49">
            <text:p>100,0%</text:p>
          </table:table-cell>
          <table:table-cell office:value-type="float" office:value="56230" table:style-name="ce48">
            <text:p>56.230</text:p>
          </table:table-cell>
          <table:table-cell office:value-type="percentage" office:value="1" table:style-name="ce49">
            <text:p>100,0%</text:p>
          </table:table-cell>
          <table:table-cell office:value-type="float" office:value="77311" table:style-name="ce48">
            <text:p>77.311</text:p>
          </table:table-cell>
          <table:table-cell office:value-type="percentage" office:value="0.97544696367513284" table:style-name="ce49">
            <text:p>97,5%</text:p>
          </table:table-cell>
          <table:table-cell office:value-type="float" office:value="85243" table:style-name="ce48">
            <text:p>85.243</text:p>
          </table:table-cell>
          <table:table-cell office:value-type="percentage" office:value="0.93704517972958123" table:style-name="ce49">
            <text:p>93,7%</text:p>
          </table:table-cell>
          <table:table-cell office:value-type="float" office:value="89567" table:style-name="ce48">
            <text:p>89.567</text:p>
          </table:table-cell>
          <table:table-cell office:value-type="percentage" office:value="0.91971125213069638" table:style-name="ce49">
            <text:p>92,0%</text:p>
          </table:table-cell>
          <table:table-cell office:value-type="float" office:value="57007" table:style-name="ce48">
            <text:p>57.007</text:p>
          </table:table-cell>
          <table:table-cell office:value-type="percentage" office:value="0.84884898299532441" table:style-name="ce49">
            <text:p>84,9%</text:p>
          </table:table-cell>
          <table:table-cell office:value-type="float" office:value="43599" table:style-name="ce48">
            <text:p>43.599</text:p>
          </table:table-cell>
          <table:table-cell office:value-type="percentage" office:value="0.85701649204882746" table:style-name="ce49">
            <text:p>85,7%</text:p>
          </table:table-cell>
          <table:table-cell office:value-type="float" office:value="43352" table:style-name="ce48">
            <text:p>43.352</text:p>
          </table:table-cell>
          <table:table-cell office:value-type="percentage" office:value="0.95735706556544398" table:style-name="ce49">
            <text:p>95,7%</text:p>
          </table:table-cell>
          <table:table-cell office:value-type="float" office:value="494904" table:style-name="ce48">
            <text:p>494.904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98630521646409" table:style-name="ce49">
            <text:p>93,9%</text:p>
          </table:table-cell>
          <table:table-cell office:value-type="percentage" office:value="0.84793927919747114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59" table:style-name="ce48">
            <text:p>230.059</text:p>
          </table:table-cell>
          <table:table-cell office:value-type="percentage" office:value="1" table:style-name="ce49">
            <text:p>100,0%</text:p>
          </table:table-cell>
          <table:table-cell office:value-type="float" office:value="252365" table:style-name="ce48">
            <text:p>252.365</text:p>
          </table:table-cell>
          <table:table-cell office:value-type="percentage" office:value="1" table:style-name="ce49">
            <text:p>100,0%</text:p>
          </table:table-cell>
          <table:table-cell office:value-type="float" office:value="324708" table:style-name="ce48">
            <text:p>324.708</text:p>
          </table:table-cell>
          <table:table-cell office:value-type="percentage" office:value="0.99225346302289119" table:style-name="ce49">
            <text:p>99,2%</text:p>
          </table:table-cell>
          <table:table-cell office:value-type="float" office:value="357994" table:style-name="ce48">
            <text:p>357.994</text:p>
          </table:table-cell>
          <table:table-cell office:value-type="percentage" office:value="0.9391164287794167" table:style-name="ce49">
            <text:p>93,9%</text:p>
          </table:table-cell>
          <table:table-cell office:value-type="float" office:value="326412" table:style-name="ce48">
            <text:p>326.412</text:p>
          </table:table-cell>
          <table:table-cell office:value-type="percentage" office:value="0.90619152586604179" table:style-name="ce49">
            <text:p>90,6%</text:p>
          </table:table-cell>
          <table:table-cell office:value-type="float" office:value="219256" table:style-name="ce48">
            <text:p>219.256</text:p>
          </table:table-cell>
          <table:table-cell office:value-type="percentage" office:value="0.84686869935342335" table:style-name="ce49">
            <text:p>84,7%</text:p>
          </table:table-cell>
          <table:table-cell office:value-type="float" office:value="181452" table:style-name="ce48">
            <text:p>181.452</text:p>
          </table:table-cell>
          <table:table-cell office:value-type="percentage" office:value="0.85679883274545632" table:style-name="ce49">
            <text:p>85,7%</text:p>
          </table:table-cell>
          <table:table-cell office:value-type="float" office:value="156453" table:style-name="ce48">
            <text:p>156.453</text:p>
          </table:table-cell>
          <table:table-cell office:value-type="percentage" office:value="0.93017158349088569" table:style-name="ce49">
            <text:p>93,0%</text:p>
          </table:table-cell>
          <table:table-cell office:value-type="float" office:value="2048699" table:style-name="ce48">
            <text:p>2.048.699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316688219822853" table:style-name="ce49">
            <text:p>94,3%</text:p>
          </table:table-cell>
          <table:table-cell office:value-type="percentage" office:value="0.85839978983084653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26" table:style-name="ce48">
            <text:p>139.126</text:p>
          </table:table-cell>
          <table:table-cell office:value-type="percentage" office:value="1" table:style-name="ce49">
            <text:p>100,0%</text:p>
          </table:table-cell>
          <table:table-cell office:value-type="float" office:value="159600" table:style-name="ce48">
            <text:p>159.600</text:p>
          </table:table-cell>
          <table:table-cell office:value-type="percentage" office:value="1" table:style-name="ce49">
            <text:p>100,0%</text:p>
          </table:table-cell>
          <table:table-cell office:value-type="float" office:value="225701" table:style-name="ce48">
            <text:p>225.701</text:p>
          </table:table-cell>
          <table:table-cell office:value-type="percentage" office:value="0.98979511288087429" table:style-name="ce49">
            <text:p>99,0%</text:p>
          </table:table-cell>
          <table:table-cell office:value-type="float" office:value="290492" table:style-name="ce48">
            <text:p>290.492</text:p>
          </table:table-cell>
          <table:table-cell office:value-type="percentage" office:value="0.93283709100951484" table:style-name="ce49">
            <text:p>93,3%</text:p>
          </table:table-cell>
          <table:table-cell office:value-type="float" office:value="292619" table:style-name="ce48">
            <text:p>292.619</text:p>
          </table:table-cell>
          <table:table-cell office:value-type="percentage" office:value="0.88489813445586529" table:style-name="ce49">
            <text:p>88,5%</text:p>
          </table:table-cell>
          <table:table-cell office:value-type="float" office:value="212982" table:style-name="ce48">
            <text:p>212.982</text:p>
          </table:table-cell>
          <table:table-cell office:value-type="percentage" office:value="0.82630911228278459" table:style-name="ce49">
            <text:p>82,6%</text:p>
          </table:table-cell>
          <table:table-cell office:value-type="float" office:value="181421" table:style-name="ce48">
            <text:p>181.421</text:p>
          </table:table-cell>
          <table:table-cell office:value-type="percentage" office:value="0.82843665522028198" table:style-name="ce49">
            <text:p>82,8%</text:p>
          </table:table-cell>
          <table:table-cell office:value-type="float" office:value="160582" table:style-name="ce48">
            <text:p>160.582</text:p>
          </table:table-cell>
          <table:table-cell office:value-type="percentage" office:value="0.90307958788860399" table:style-name="ce49">
            <text:p>90,3%</text:p>
          </table:table-cell>
          <table:table-cell office:value-type="float" office:value="1662523" table:style-name="ce48">
            <text:p>1.662.52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44489731190548" table:style-name="ce49">
            <text:p>91,5%</text:p>
          </table:table-cell>
          <table:table-cell office:value-type="percentage" office:value="0.81151886895603753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323" table:style-name="ce48">
            <text:p>461.323</text:p>
          </table:table-cell>
          <table:table-cell office:value-type="percentage" office:value="1" table:style-name="ce49">
            <text:p>100,0%</text:p>
          </table:table-cell>
          <table:table-cell office:value-type="float" office:value="622309" table:style-name="ce48">
            <text:p>622.309</text:p>
          </table:table-cell>
          <table:table-cell office:value-type="percentage" office:value="0.97887959782047895" table:style-name="ce49">
            <text:p>97,9%</text:p>
          </table:table-cell>
          <table:table-cell office:value-type="float" office:value="810427" table:style-name="ce48">
            <text:p>810.427</text:p>
          </table:table-cell>
          <table:table-cell office:value-type="percentage" office:value="0.950665349730904" table:style-name="ce49">
            <text:p>95,1%</text:p>
          </table:table-cell>
          <table:table-cell office:value-type="float" office:value="1045562" table:style-name="ce48">
            <text:p>1.045.562</text:p>
          </table:table-cell>
          <table:table-cell office:value-type="percentage" office:value="0.95276202591395487" table:style-name="ce49">
            <text:p>95,3%</text:p>
          </table:table-cell>
          <table:table-cell office:value-type="float" office:value="1167881" table:style-name="ce48">
            <text:p>1.167.881</text:p>
          </table:table-cell>
          <table:table-cell office:value-type="percentage" office:value="0.91560449381825593" table:style-name="ce49">
            <text:p>91,6%</text:p>
          </table:table-cell>
          <table:table-cell office:value-type="float" office:value="835382" table:style-name="ce48">
            <text:p>835.382</text:p>
          </table:table-cell>
          <table:table-cell office:value-type="percentage" office:value="0.86422284477585998" table:style-name="ce49">
            <text:p>86,4%</text:p>
          </table:table-cell>
          <table:table-cell office:value-type="float" office:value="702229" table:style-name="ce48">
            <text:p>702.229</text:p>
          </table:table-cell>
          <table:table-cell office:value-type="percentage" office:value="0.84702954831379085" table:style-name="ce49">
            <text:p>84,7%</text:p>
          </table:table-cell>
          <table:table-cell office:value-type="float" office:value="610254" table:style-name="ce48">
            <text:p>610.254</text:p>
          </table:table-cell>
          <table:table-cell office:value-type="percentage" office:value="0.908977706546235" table:style-name="ce49">
            <text:p>90,9%</text:p>
          </table:table-cell>
          <table:table-cell office:value-type="float" office:value="6255367" table:style-name="ce48">
            <text:p>6.255.367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229212194950061" table:style-name="ce49">
            <text:p>92,2%</text:p>
          </table:table-cell>
          <table:table-cell office:value-type="percentage" office:value="0.81542963059620122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62" table:style-name="ce48">
            <text:p>299.162</text:p>
          </table:table-cell>
          <table:table-cell office:value-type="percentage" office:value="1" table:style-name="ce49">
            <text:p>100,0%</text:p>
          </table:table-cell>
          <table:table-cell office:value-type="float" office:value="437932" table:style-name="ce48">
            <text:p>437.932</text:p>
          </table:table-cell>
          <table:table-cell office:value-type="percentage" office:value="0.9958069562686459" table:style-name="ce49">
            <text:p>99,6%</text:p>
          </table:table-cell>
          <table:table-cell office:value-type="float" office:value="576941" table:style-name="ce48">
            <text:p>576.941</text:p>
          </table:table-cell>
          <table:table-cell office:value-type="percentage" office:value="0.96617376159694546" table:style-name="ce49">
            <text:p>96,6%</text:p>
          </table:table-cell>
          <table:table-cell office:value-type="float" office:value="724260" table:style-name="ce48">
            <text:p>724.260</text:p>
          </table:table-cell>
          <table:table-cell office:value-type="percentage" office:value="0.95010337191851979" table:style-name="ce49">
            <text:p>95,0%</text:p>
          </table:table-cell>
          <table:table-cell office:value-type="float" office:value="768554" table:style-name="ce48">
            <text:p>768.554</text:p>
          </table:table-cell>
          <table:table-cell office:value-type="percentage" office:value="0.9141584088932978" table:style-name="ce49">
            <text:p>91,4%</text:p>
          </table:table-cell>
          <table:table-cell office:value-type="float" office:value="531744" table:style-name="ce48">
            <text:p>531.744</text:p>
          </table:table-cell>
          <table:table-cell office:value-type="percentage" office:value="0.86614401527232332" table:style-name="ce49">
            <text:p>86,6%</text:p>
          </table:table-cell>
          <table:table-cell office:value-type="float" office:value="450021" table:style-name="ce48">
            <text:p>450.021</text:p>
          </table:table-cell>
          <table:table-cell office:value-type="percentage" office:value="0.87762226170254676" table:style-name="ce49">
            <text:p>87,8%</text:p>
          </table:table-cell>
          <table:table-cell office:value-type="float" office:value="408370" table:style-name="ce48">
            <text:p>408.370</text:p>
          </table:table-cell>
          <table:table-cell office:value-type="percentage" office:value="0.94362119283035517" table:style-name="ce49">
            <text:p>94,4%</text:p>
          </table:table-cell>
          <table:table-cell office:value-type="float" office:value="4196984" table:style-name="ce48">
            <text:p>4.196.984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31872388984394" table:style-name="ce49">
            <text:p>93,4%</text:p>
          </table:table-cell>
          <table:table-cell office:value-type="percentage" office:value="0.83157253402733677" table:style-name="ce49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45" table:style-name="ce48">
            <text:p>78.445</text:p>
          </table:table-cell>
          <table:table-cell office:value-type="percentage" office:value="1" table:style-name="ce49">
            <text:p>100,0%</text:p>
          </table:table-cell>
          <table:table-cell office:value-type="float" office:value="96172" table:style-name="ce48">
            <text:p>96.172</text:p>
          </table:table-cell>
          <table:table-cell office:value-type="percentage" office:value="1" table:style-name="ce49">
            <text:p>100,0%</text:p>
          </table:table-cell>
          <table:table-cell office:value-type="float" office:value="133499" table:style-name="ce48">
            <text:p>133.499</text:p>
          </table:table-cell>
          <table:table-cell office:value-type="percentage" office:value="1" table:style-name="ce49">
            <text:p>100,0%</text:p>
          </table:table-cell>
          <table:table-cell office:value-type="float" office:value="162391" table:style-name="ce48">
            <text:p>162.391</text:p>
          </table:table-cell>
          <table:table-cell office:value-type="percentage" office:value="0.96688359243359745" table:style-name="ce49">
            <text:p>96,7%</text:p>
          </table:table-cell>
          <table:table-cell office:value-type="float" office:value="147438" table:style-name="ce48">
            <text:p>147.438</text:p>
          </table:table-cell>
          <table:table-cell office:value-type="percentage" office:value="0.93590036563071299" table:style-name="ce49">
            <text:p>93,6%</text:p>
          </table:table-cell>
          <table:table-cell office:value-type="float" office:value="114956" table:style-name="ce48">
            <text:p>114.956</text:p>
          </table:table-cell>
          <table:table-cell office:value-type="percentage" office:value="0.88535296745275027" table:style-name="ce49">
            <text:p>88,5%</text:p>
          </table:table-cell>
          <table:table-cell office:value-type="float" office:value="95787" table:style-name="ce48">
            <text:p>95.787</text:p>
          </table:table-cell>
          <table:table-cell office:value-type="percentage" office:value="0.8513945922884113" table:style-name="ce49">
            <text:p>85,1%</text:p>
          </table:table-cell>
          <table:table-cell office:value-type="float" office:value="81466" table:style-name="ce48">
            <text:p>81.466</text:p>
          </table:table-cell>
          <table:table-cell office:value-type="percentage" office:value="0.95049528054230015" table:style-name="ce49">
            <text:p>95,0%</text:p>
          </table:table-cell>
          <table:table-cell office:value-type="float" office:value="910154" table:style-name="ce48">
            <text:p>910.154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16778784911938" table:style-name="ce49">
            <text:p>95,8%</text:p>
          </table:table-cell>
          <table:table-cell office:value-type="percentage" office:value="0.86025979230604188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20" table:style-name="ce48">
            <text:p>243.120</text:p>
          </table:table-cell>
          <table:table-cell office:value-type="percentage" office:value="1" table:style-name="ce49">
            <text:p>100,0%</text:p>
          </table:table-cell>
          <table:table-cell office:value-type="float" office:value="292413" table:style-name="ce48">
            <text:p>292.413</text:p>
          </table:table-cell>
          <table:table-cell office:value-type="percentage" office:value="1" table:style-name="ce49">
            <text:p>100,0%</text:p>
          </table:table-cell>
          <table:table-cell office:value-type="float" office:value="348337" table:style-name="ce48">
            <text:p>348.337</text:p>
          </table:table-cell>
          <table:table-cell office:value-type="percentage" office:value="0.98521068202259265" table:style-name="ce49">
            <text:p>98,5%</text:p>
          </table:table-cell>
          <table:table-cell office:value-type="float" office:value="393966" table:style-name="ce48">
            <text:p>393.966</text:p>
          </table:table-cell>
          <table:table-cell office:value-type="percentage" office:value="0.96277126099706745" table:style-name="ce49">
            <text:p>96,3%</text:p>
          </table:table-cell>
          <table:table-cell office:value-type="float" office:value="412759" table:style-name="ce48">
            <text:p>412.759</text:p>
          </table:table-cell>
          <table:table-cell office:value-type="percentage" office:value="0.93207884616687409" table:style-name="ce49">
            <text:p>93,2%</text:p>
          </table:table-cell>
          <table:table-cell office:value-type="float" office:value="269249" table:style-name="ce48">
            <text:p>269.249</text:p>
          </table:table-cell>
          <table:table-cell office:value-type="percentage" office:value="0.87249107252801383" table:style-name="ce49">
            <text:p>87,2%</text:p>
          </table:table-cell>
          <table:table-cell office:value-type="float" office:value="205047" table:style-name="ce48">
            <text:p>205.047</text:p>
          </table:table-cell>
          <table:table-cell office:value-type="percentage" office:value="0.89010774346463395" table:style-name="ce49">
            <text:p>89,0%</text:p>
          </table:table-cell>
          <table:table-cell office:value-type="float" office:value="177261" table:style-name="ce48">
            <text:p>177.261</text:p>
          </table:table-cell>
          <table:table-cell office:value-type="percentage" office:value="0.96682193036041542" table:style-name="ce49">
            <text:p>96,7%</text:p>
          </table:table-cell>
          <table:table-cell office:value-type="float" office:value="2342152" table:style-name="ce48">
            <text:p>2.342.152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59564061630364" table:style-name="ce49">
            <text:p>95,4%</text:p>
          </table:table-cell>
          <table:table-cell office:value-type="percentage" office:value="0.86846855398616774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9" table:style-name="ce48">
            <text:p>23.489</text:p>
          </table:table-cell>
          <table:table-cell office:value-type="percentage" office:value="1" table:style-name="ce49">
            <text:p>100,0%</text:p>
          </table:table-cell>
          <table:table-cell office:value-type="float" office:value="28791" table:style-name="ce48">
            <text:p>28.791</text:p>
          </table:table-cell>
          <table:table-cell office:value-type="percentage" office:value="1" table:style-name="ce49">
            <text:p>100,0%</text:p>
          </table:table-cell>
          <table:table-cell office:value-type="float" office:value="38543" table:style-name="ce48">
            <text:p>38.543</text:p>
          </table:table-cell>
          <table:table-cell office:value-type="percentage" office:value="0.99816128865178433" table:style-name="ce49">
            <text:p>99,8%</text:p>
          </table:table-cell>
          <table:table-cell office:value-type="float" office:value="45980" table:style-name="ce48">
            <text:p>45.980</text:p>
          </table:table-cell>
          <table:table-cell office:value-type="percentage" office:value="0.96799999999999997" table:style-name="ce49">
            <text:p>96,8%</text:p>
          </table:table-cell>
          <table:table-cell office:value-type="float" office:value="48552" table:style-name="ce48">
            <text:p>48.552</text:p>
          </table:table-cell>
          <table:table-cell office:value-type="percentage" office:value="0.9386745031320084" table:style-name="ce49">
            <text:p>93,9%</text:p>
          </table:table-cell>
          <table:table-cell office:value-type="float" office:value="32611" table:style-name="ce48">
            <text:p>32.611</text:p>
          </table:table-cell>
          <table:table-cell office:value-type="percentage" office:value="0.88052165460632903" table:style-name="ce49">
            <text:p>88,1%</text:p>
          </table:table-cell>
          <table:table-cell office:value-type="float" office:value="25885" table:style-name="ce48">
            <text:p>25.885</text:p>
          </table:table-cell>
          <table:table-cell office:value-type="percentage" office:value="0.85808526155274145" table:style-name="ce49">
            <text:p>85,8%</text:p>
          </table:table-cell>
          <table:table-cell office:value-type="float" office:value="25540" table:style-name="ce48">
            <text:p>25.540</text:p>
          </table:table-cell>
          <table:table-cell office:value-type="percentage" office:value="0.98287473542428327" table:style-name="ce49">
            <text:p>98,3%</text:p>
          </table:table-cell>
          <table:table-cell office:value-type="float" office:value="269391" table:style-name="ce48">
            <text:p>269.39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705541088322754" table:style-name="ce49">
            <text:p>95,7%</text:p>
          </table:table-cell>
          <table:table-cell office:value-type="percentage" office:value="0.85202861697282528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014" table:style-name="ce48">
            <text:p>375.014</text:p>
          </table:table-cell>
          <table:table-cell office:value-type="percentage" office:value="1" table:style-name="ce49">
            <text:p>100,0%</text:p>
          </table:table-cell>
          <table:table-cell office:value-type="float" office:value="512868" table:style-name="ce48">
            <text:p>512.868</text:p>
          </table:table-cell>
          <table:table-cell office:value-type="percentage" office:value="0.97309173702684759" table:style-name="ce49">
            <text:p>97,3%</text:p>
          </table:table-cell>
          <table:table-cell office:value-type="float" office:value="694575" table:style-name="ce48">
            <text:p>694.575</text:p>
          </table:table-cell>
          <table:table-cell office:value-type="percentage" office:value="0.9640742416629422" table:style-name="ce49">
            <text:p>96,4%</text:p>
          </table:table-cell>
          <table:table-cell office:value-type="float" office:value="951245" table:style-name="ce48">
            <text:p>951.245</text:p>
          </table:table-cell>
          <table:table-cell office:value-type="percentage" office:value="0.96108749705736451" table:style-name="ce49">
            <text:p>96,1%</text:p>
          </table:table-cell>
          <table:table-cell office:value-type="float" office:value="1054691" table:style-name="ce48">
            <text:p>1.054.691</text:p>
          </table:table-cell>
          <table:table-cell office:value-type="percentage" office:value="0.91233641254185649" table:style-name="ce49">
            <text:p>91,2%</text:p>
          </table:table-cell>
          <table:table-cell office:value-type="float" office:value="782878" table:style-name="ce48">
            <text:p>782.878</text:p>
          </table:table-cell>
          <table:table-cell office:value-type="percentage" office:value="0.86904946916447245" table:style-name="ce49">
            <text:p>86,9%</text:p>
          </table:table-cell>
          <table:table-cell office:value-type="float" office:value="640084" table:style-name="ce48">
            <text:p>640.084</text:p>
          </table:table-cell>
          <table:table-cell office:value-type="percentage" office:value="0.87020312497875763" table:style-name="ce49">
            <text:p>87,0%</text:p>
          </table:table-cell>
          <table:table-cell office:value-type="float" office:value="507751" table:style-name="ce48">
            <text:p>507.751</text:p>
          </table:table-cell>
          <table:table-cell office:value-type="percentage" office:value="0.88963626169534293" table:style-name="ce49">
            <text:p>89,0%</text:p>
          </table:table-cell>
          <table:table-cell office:value-type="float" office:value="5519106" table:style-name="ce48">
            <text:p>5.519.106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33278154679321" table:style-name="ce49">
            <text:p>92,4%</text:p>
          </table:table-cell>
          <table:table-cell office:value-type="percentage" office:value="0.81693998130206991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91" table:style-name="ce48">
            <text:p>72.891</text:p>
          </table:table-cell>
          <table:table-cell office:value-type="percentage" office:value="1" table:style-name="ce49">
            <text:p>100,0%</text:p>
          </table:table-cell>
          <table:table-cell office:value-type="float" office:value="103898" table:style-name="ce48">
            <text:p>103.898</text:p>
          </table:table-cell>
          <table:table-cell office:value-type="percentage" office:value="0.99976905756240253" table:style-name="ce49">
            <text:p>100,0%</text:p>
          </table:table-cell>
          <table:table-cell office:value-type="float" office:value="149915" table:style-name="ce48">
            <text:p>149.915</text:p>
          </table:table-cell>
          <table:table-cell office:value-type="percentage" office:value="0.97638415797734812" table:style-name="ce49">
            <text:p>97,6%</text:p>
          </table:table-cell>
          <table:table-cell office:value-type="float" office:value="210106" table:style-name="ce48">
            <text:p>210.106</text:p>
          </table:table-cell>
          <table:table-cell office:value-type="percentage" office:value="0.96333383768219605" table:style-name="ce49">
            <text:p>96,3%</text:p>
          </table:table-cell>
          <table:table-cell office:value-type="float" office:value="237064" table:style-name="ce48">
            <text:p>237.064</text:p>
          </table:table-cell>
          <table:table-cell office:value-type="percentage" office:value="0.93898632698005291" table:style-name="ce49">
            <text:p>93,9%</text:p>
          </table:table-cell>
          <table:table-cell office:value-type="float" office:value="175163" table:style-name="ce48">
            <text:p>175.163</text:p>
          </table:table-cell>
          <table:table-cell office:value-type="percentage" office:value="0.8798888855400504" table:style-name="ce49">
            <text:p>88,0%</text:p>
          </table:table-cell>
          <table:table-cell office:value-type="float" office:value="150523" table:style-name="ce48">
            <text:p>150.523</text:p>
          </table:table-cell>
          <table:table-cell office:value-type="percentage" office:value="0.86537809231972129" table:style-name="ce49">
            <text:p>86,5%</text:p>
          </table:table-cell>
          <table:table-cell office:value-type="float" office:value="132472" table:style-name="ce48">
            <text:p>132.472</text:p>
          </table:table-cell>
          <table:table-cell office:value-type="percentage" office:value="0.91602588925153505" table:style-name="ce49">
            <text:p>91,6%</text:p>
          </table:table-cell>
          <table:table-cell office:value-type="float" office:value="1232032" table:style-name="ce48">
            <text:p>1.232.032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04774539432645" table:style-name="ce49">
            <text:p>93,5%</text:p>
          </table:table-cell>
          <table:table-cell office:value-type="percentage" office:value="0.81425652115293612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8" table:style-name="ce48">
            <text:p>42.588</text:p>
          </table:table-cell>
          <table:table-cell office:value-type="percentage" office:value="1" table:style-name="ce49">
            <text:p>100,0%</text:p>
          </table:table-cell>
          <table:table-cell office:value-type="float" office:value="56014" table:style-name="ce48">
            <text:p>56.014</text:p>
          </table:table-cell>
          <table:table-cell office:value-type="percentage" office:value="0.98894774011299436" table:style-name="ce49">
            <text:p>98,9%</text:p>
          </table:table-cell>
          <table:table-cell office:value-type="float" office:value="72654" table:style-name="ce48">
            <text:p>72.654</text:p>
          </table:table-cell>
          <table:table-cell office:value-type="percentage" office:value="0.96014272499008857" table:style-name="ce49">
            <text:p>96,0%</text:p>
          </table:table-cell>
          <table:table-cell office:value-type="float" office:value="92577" table:style-name="ce48">
            <text:p>92.577</text:p>
          </table:table-cell>
          <table:table-cell office:value-type="percentage" office:value="0.94758336915801755" table:style-name="ce49">
            <text:p>94,8%</text:p>
          </table:table-cell>
          <table:table-cell office:value-type="float" office:value="96662" table:style-name="ce48">
            <text:p>96.662</text:p>
          </table:table-cell>
          <table:table-cell office:value-type="percentage" office:value="0.91429490271747871" table:style-name="ce49">
            <text:p>91,4%</text:p>
          </table:table-cell>
          <table:table-cell office:value-type="float" office:value="66137" table:style-name="ce48">
            <text:p>66.137</text:p>
          </table:table-cell>
          <table:table-cell office:value-type="percentage" office:value="0.86195571426709583" table:style-name="ce49">
            <text:p>86,2%</text:p>
          </table:table-cell>
          <table:table-cell office:value-type="float" office:value="60139" table:style-name="ce48">
            <text:p>60.139</text:p>
          </table:table-cell>
          <table:table-cell office:value-type="percentage" office:value="0.87408796255922794" table:style-name="ce49">
            <text:p>87,4%</text:p>
          </table:table-cell>
          <table:table-cell office:value-type="float" office:value="53318" table:style-name="ce48">
            <text:p>53.318</text:p>
          </table:table-cell>
          <table:table-cell office:value-type="percentage" office:value="0.92693103388327747" table:style-name="ce49">
            <text:p>92,7%</text:p>
          </table:table-cell>
          <table:table-cell office:value-type="float" office:value="540089" table:style-name="ce48">
            <text:p>540.089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9086584369517" table:style-name="ce49">
            <text:p>93,1%</text:p>
          </table:table-cell>
          <table:table-cell office:value-type="percentage" office:value="0.82123578659903229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95" table:style-name="ce48">
            <text:p>165.095</text:p>
          </table:table-cell>
          <table:table-cell office:value-type="percentage" office:value="1" table:style-name="ce49">
            <text:p>100,0%</text:p>
          </table:table-cell>
          <table:table-cell office:value-type="float" office:value="214628" table:style-name="ce48">
            <text:p>214.628</text:p>
          </table:table-cell>
          <table:table-cell office:value-type="percentage" office:value="0.99196731464278121" table:style-name="ce49">
            <text:p>99,2%</text:p>
          </table:table-cell>
          <table:table-cell office:value-type="float" office:value="280589" table:style-name="ce48">
            <text:p>280.589</text:p>
          </table:table-cell>
          <table:table-cell office:value-type="percentage" office:value="0.98742271161270112" table:style-name="ce49">
            <text:p>98,7%</text:p>
          </table:table-cell>
          <table:table-cell office:value-type="float" office:value="327591" table:style-name="ce48">
            <text:p>327.591</text:p>
          </table:table-cell>
          <table:table-cell office:value-type="percentage" office:value="0.97073491630292741" table:style-name="ce49">
            <text:p>97,1%</text:p>
          </table:table-cell>
          <table:table-cell office:value-type="float" office:value="327131" table:style-name="ce48">
            <text:p>327.131</text:p>
          </table:table-cell>
          <table:table-cell office:value-type="percentage" office:value="0.93985876160706072" table:style-name="ce49">
            <text:p>94,0%</text:p>
          </table:table-cell>
          <table:table-cell office:value-type="float" office:value="212965" table:style-name="ce48">
            <text:p>212.965</text:p>
          </table:table-cell>
          <table:table-cell office:value-type="percentage" office:value="0.89618532623561342" table:style-name="ce49">
            <text:p>89,6%</text:p>
          </table:table-cell>
          <table:table-cell office:value-type="float" office:value="176443" table:style-name="ce48">
            <text:p>176.443</text:p>
          </table:table-cell>
          <table:table-cell office:value-type="percentage" office:value="0.88569133850362669" table:style-name="ce49">
            <text:p>88,6%</text:p>
          </table:table-cell>
          <table:table-cell office:value-type="float" office:value="160963" table:style-name="ce48">
            <text:p>160.963</text:p>
          </table:table-cell>
          <table:table-cell office:value-type="percentage" office:value="0.93140721109613056" table:style-name="ce49">
            <text:p>93,1%</text:p>
          </table:table-cell>
          <table:table-cell office:value-type="float" office:value="1865405" table:style-name="ce48">
            <text:p>1.865.40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404789047760064" table:style-name="ce49">
            <text:p>95,4%</text:p>
          </table:table-cell>
          <table:table-cell office:value-type="percentage" office:value="0.85337763528931687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9" table:style-name="ce48">
            <text:p>2.409</text:p>
          </table:table-cell>
          <table:table-cell office:value-type="percentage" office:value="0.84913641170250265" table:style-name="ce49">
            <text:p>84,9%</text:p>
          </table:table-cell>
          <table:table-cell office:value-type="float" office:value="3934" table:style-name="ce48">
            <text:p>3.934</text:p>
          </table:table-cell>
          <table:table-cell office:value-type="percentage" office:value="0.89327883742052683" table:style-name="ce49">
            <text:p>89,3%</text:p>
          </table:table-cell>
          <table:table-cell office:value-type="float" office:value="7726" table:style-name="ce48">
            <text:p>7.726</text:p>
          </table:table-cell>
          <table:table-cell office:value-type="percentage" office:value="0.92760235322367635" table:style-name="ce49">
            <text:p>92,8%</text:p>
          </table:table-cell>
          <table:table-cell office:value-type="float" office:value="10702" table:style-name="ce48">
            <text:p>10.702</text:p>
          </table:table-cell>
          <table:table-cell office:value-type="percentage" office:value="0.92601886302673708" table:style-name="ce49">
            <text:p>92,6%</text:p>
          </table:table-cell>
          <table:table-cell office:value-type="float" office:value="11337" table:style-name="ce48">
            <text:p>11.337</text:p>
          </table:table-cell>
          <table:table-cell office:value-type="percentage" office:value="0.91745569312940034" table:style-name="ce49">
            <text:p>91,7%</text:p>
          </table:table-cell>
          <table:table-cell office:value-type="float" office:value="9643" table:style-name="ce48">
            <text:p>9.643</text:p>
          </table:table-cell>
          <table:table-cell office:value-type="percentage" office:value="0.84595139924554785" table:style-name="ce49">
            <text:p>84,6%</text:p>
          </table:table-cell>
          <table:table-cell office:value-type="float" office:value="9833" table:style-name="ce48">
            <text:p>9.833</text:p>
          </table:table-cell>
          <table:table-cell office:value-type="percentage" office:value="0.90501610676484123" table:style-name="ce49">
            <text:p>90,5%</text:p>
          </table:table-cell>
          <table:table-cell office:value-type="float" office:value="9546" table:style-name="ce48">
            <text:p>9.546</text:p>
          </table:table-cell>
          <table:table-cell office:value-type="percentage" office:value="1.0285529576554251" table:style-name="ce49">
            <text:p>102,9%</text:p>
          </table:table-cell>
          <table:table-cell office:value-type="float" office:value="65130" table:style-name="ce48">
            <text:p>65.130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169494150276648" table:style-name="ce49">
            <text:p>91,7%</text:p>
          </table:table-cell>
          <table:table-cell office:value-type="percentage" office:value="0.77984122992923599" table:style-name="ce49">
            <text:p>78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101" table:style-name="ce48">
            <text:p>2.101</text:p>
          </table:table-cell>
          <table:table-cell office:value-type="percentage" office:value="0.83671843886897646" table:style-name="ce49">
            <text:p>83,7%</text:p>
          </table:table-cell>
          <table:table-cell office:value-type="float" office:value="3430" table:style-name="ce48">
            <text:p>3.430</text:p>
          </table:table-cell>
          <table:table-cell office:value-type="percentage" office:value="0.90191953720746776" table:style-name="ce49">
            <text:p>90,2%</text:p>
          </table:table-cell>
          <table:table-cell office:value-type="float" office:value="7520" table:style-name="ce48">
            <text:p>7.520</text:p>
          </table:table-cell>
          <table:table-cell office:value-type="percentage" office:value="0.93941286695815118" table:style-name="ce49">
            <text:p>93,9%</text:p>
          </table:table-cell>
          <table:table-cell office:value-type="float" office:value="10171" table:style-name="ce48">
            <text:p>10.171</text:p>
          </table:table-cell>
          <table:table-cell office:value-type="percentage" office:value="0.9416720674011666" table:style-name="ce49">
            <text:p>94,2%</text:p>
          </table:table-cell>
          <table:table-cell office:value-type="float" office:value="10708" table:style-name="ce48">
            <text:p>10.708</text:p>
          </table:table-cell>
          <table:table-cell office:value-type="percentage" office:value="0.98031676279410418" table:style-name="ce49">
            <text:p>98,0%</text:p>
          </table:table-cell>
          <table:table-cell office:value-type="float" office:value="9411" table:style-name="ce48">
            <text:p>9.411</text:p>
          </table:table-cell>
          <table:table-cell office:value-type="percentage" office:value="0.85929510591672753" table:style-name="ce49">
            <text:p>85,9%</text:p>
          </table:table-cell>
          <table:table-cell office:value-type="float" office:value="10334" table:style-name="ce48">
            <text:p>10.334</text:p>
          </table:table-cell>
          <table:table-cell office:value-type="percentage" office:value="0.88392780771533663" table:style-name="ce49">
            <text:p>88,4%</text:p>
          </table:table-cell>
          <table:table-cell office:value-type="float" office:value="9188" table:style-name="ce48">
            <text:p>9.188</text:p>
          </table:table-cell>
          <table:table-cell office:value-type="percentage" office:value="0.95908141962421711" table:style-name="ce49">
            <text:p>95,9%</text:p>
          </table:table-cell>
          <table:table-cell office:value-type="float" office:value="62863" table:style-name="ce48">
            <text:p>62.863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2085371927460224" table:style-name="ce49">
            <text:p>92,1%</text:p>
          </table:table-cell>
          <table:table-cell office:value-type="percentage" office:value="0.7481730975220775" table:style-name="ce49">
            <text:p>7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7" table:style-name="ce48">
            <text:p>3.697</text:p>
          </table:table-cell>
          <table:table-cell office:value-type="string" table:style-name="ce49">
            <text:p>-</text:p>
          </table:table-cell>
          <table:table-cell office:value-type="float" office:value="9662" table:style-name="ce48">
            <text:p>9.662</text:p>
          </table:table-cell>
          <table:table-cell office:value-type="string" table:style-name="ce49">
            <text:p>-</text:p>
          </table:table-cell>
          <table:table-cell office:value-type="float" office:value="22694" table:style-name="ce48">
            <text:p>22.694</text:p>
          </table:table-cell>
          <table:table-cell office:value-type="string" table:style-name="ce49">
            <text:p>-</text:p>
          </table:table-cell>
          <table:table-cell office:value-type="float" office:value="32679" table:style-name="ce48">
            <text:p>32.679</text:p>
          </table:table-cell>
          <table:table-cell office:value-type="string" table:style-name="ce49">
            <text:p>-</text:p>
          </table:table-cell>
          <table:table-cell office:value-type="float" office:value="25124" table:style-name="ce48">
            <text:p>25.124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42" table:style-name="ce48">
            <text:p>95.14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3" table:style-name="ce51">
            <text:p>923</text:p>
          </table:table-cell>
          <table:table-cell office:value-type="string" table:style-name="ce52">
            <text:p>-</text:p>
          </table:table-cell>
          <table:table-cell office:value-type="float" office:value="1971" table:style-name="ce51">
            <text:p>1.971</text:p>
          </table:table-cell>
          <table:table-cell office:value-type="string" table:style-name="ce52">
            <text:p>-</text:p>
          </table:table-cell>
          <table:table-cell office:value-type="float" office:value="2428" table:style-name="ce51">
            <text:p>2.428</text:p>
          </table:table-cell>
          <table:table-cell office:value-type="string" table:style-name="ce52">
            <text:p>-</text:p>
          </table:table-cell>
          <table:table-cell office:value-type="float" office:value="2125" table:style-name="ce51">
            <text:p>2.125</text:p>
          </table:table-cell>
          <table:table-cell office:value-type="string" table:style-name="ce52">
            <text:p>-</text:p>
          </table:table-cell>
          <table:table-cell office:value-type="float" office:value="270" table:style-name="ce51">
            <text:p>270</text:p>
          </table:table-cell>
          <table:table-cell office:value-type="string" table:style-name="ce52">
            <text:p>-</text:p>
          </table:table-cell>
          <table:table-cell office:value-type="float" office:value="8122" table:style-name="ce51">
            <text:p>8.12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859" table:style-name="ce55">
            <text:p>2.950.859</text:p>
          </table:table-cell>
          <table:table-cell office:value-type="percentage" office:value="1" table:style-name="ce56">
            <text:p>100,0%</text:p>
          </table:table-cell>
          <table:table-cell office:value-type="float" office:value="3968307" table:style-name="ce55">
            <text:p>3.968.307</text:p>
          </table:table-cell>
          <table:table-cell office:value-type="percentage" office:value="0.99286384281138873" table:style-name="ce56">
            <text:p>99,3%</text:p>
          </table:table-cell>
          <table:table-cell office:value-type="float" office:value="5337434" table:style-name="ce55">
            <text:p>5.337.434</text:p>
          </table:table-cell>
          <table:table-cell office:value-type="percentage" office:value="0.96909286339389145" table:style-name="ce56">
            <text:p>96,9%</text:p>
          </table:table-cell>
          <table:table-cell office:value-type="float" office:value="6772008" table:style-name="ce55">
            <text:p>6.772.008</text:p>
          </table:table-cell>
          <table:table-cell office:value-type="percentage" office:value="0.94982884306439219" table:style-name="ce56">
            <text:p>95,0%</text:p>
          </table:table-cell>
          <table:table-cell office:value-type="float" office:value="7138734" table:style-name="ce55">
            <text:p>7.138.734</text:p>
          </table:table-cell>
          <table:table-cell office:value-type="percentage" office:value="0.91325436162689422" table:style-name="ce56">
            <text:p>91,3%</text:p>
          </table:table-cell>
          <table:table-cell office:value-type="float" office:value="5135014" table:style-name="ce55">
            <text:p>5.135.014</text:p>
          </table:table-cell>
          <table:table-cell office:value-type="percentage" office:value="0.86418658974557472" table:style-name="ce56">
            <text:p>86,4%</text:p>
          </table:table-cell>
          <table:table-cell office:value-type="float" office:value="4260463" table:style-name="ce55">
            <text:p>4.260.463</text:p>
          </table:table-cell>
          <table:table-cell office:value-type="percentage" office:value="0.86513801614545738" table:style-name="ce56">
            <text:p>86,5%</text:p>
          </table:table-cell>
          <table:table-cell office:value-type="float" office:value="3677800" table:style-name="ce55">
            <text:p>3.677.800</text:p>
          </table:table-cell>
          <table:table-cell office:value-type="percentage" office:value="0.92315137543982595" table:style-name="ce56">
            <text:p>92,3%</text:p>
          </table:table-cell>
          <table:table-cell office:value-type="float" office:value="39240619" table:style-name="ce55">
            <text:p>39.240.619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3020240140620492" table:style-name="ce56">
            <text:p>93,0%</text:p>
          </table:table-cell>
          <table:table-cell office:value-type="percentage" office:value="0.82788391841235631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39" table:style-name="ce45">
            <text:p>430.839</text:p>
          </table:table-cell>
          <table:table-cell office:value-type="percentage" office:value="1" table:style-name="ce46">
            <text:p>100,0%</text:p>
          </table:table-cell>
          <table:table-cell office:value-type="float" office:value="653069" table:style-name="ce45">
            <text:p>653.069</text:p>
          </table:table-cell>
          <table:table-cell office:value-type="percentage" office:value="0.99808351532805661" table:style-name="ce46">
            <text:p>99,8%</text:p>
          </table:table-cell>
          <table:table-cell office:value-type="float" office:value="934347" table:style-name="ce45">
            <text:p>934.347</text:p>
          </table:table-cell>
          <table:table-cell office:value-type="percentage" office:value="0.97507693881107749" table:style-name="ce46">
            <text:p>97,5%</text:p>
          </table:table-cell>
          <table:table-cell office:value-type="float" office:value="1223854" table:style-name="ce45">
            <text:p>1.223.854</text:p>
          </table:table-cell>
          <table:table-cell office:value-type="percentage" office:value="0.95049903268972835" table:style-name="ce46">
            <text:p>95,0%</text:p>
          </table:table-cell>
          <table:table-cell office:value-type="float" office:value="1270058" table:style-name="ce45">
            <text:p>1.270.058</text:p>
          </table:table-cell>
          <table:table-cell office:value-type="percentage" office:value="0.91744923197836359" table:style-name="ce46">
            <text:p>91,7%</text:p>
          </table:table-cell>
          <table:table-cell office:value-type="float" office:value="955131" table:style-name="ce45">
            <text:p>955.131</text:p>
          </table:table-cell>
          <table:table-cell office:value-type="percentage" office:value="0.86690361807740801" table:style-name="ce46">
            <text:p>86,7%</text:p>
          </table:table-cell>
          <table:table-cell office:value-type="float" office:value="795736" table:style-name="ce45">
            <text:p>795.736</text:p>
          </table:table-cell>
          <table:table-cell office:value-type="percentage" office:value="0.85922221070453686" table:style-name="ce46">
            <text:p>85,9%</text:p>
          </table:table-cell>
          <table:table-cell office:value-type="float" office:value="758445" table:style-name="ce45">
            <text:p>758.445</text:p>
          </table:table-cell>
          <table:table-cell office:value-type="percentage" office:value="0.98136627478178062" table:style-name="ce46">
            <text:p>98,1%</text:p>
          </table:table-cell>
          <table:table-cell office:value-type="float" office:value="7021479" table:style-name="ce45">
            <text:p>7.021.47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51990309010183" table:style-name="ce46">
            <text:p>93,5%</text:p>
          </table:table-cell>
          <table:table-cell office:value-type="percentage" office:value="0.82584095418877213" table:style-name="ce46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7" table:style-name="ce48">
            <text:p>100.527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9" table:style-name="ce48">
            <text:p>119.269</text:p>
          </table:table-cell>
          <table:table-cell office:value-type="percentage" office:value="0.99702403343782653" table:style-name="ce49">
            <text:p>99,7%</text:p>
          </table:table-cell>
          <table:table-cell office:value-type="float" office:value="155555" table:style-name="ce48">
            <text:p>155.555</text:p>
          </table:table-cell>
          <table:table-cell office:value-type="percentage" office:value="0.96432335255098878" table:style-name="ce49">
            <text:p>96,4%</text:p>
          </table:table-cell>
          <table:table-cell office:value-type="float" office:value="188489" table:style-name="ce48">
            <text:p>188.489</text:p>
          </table:table-cell>
          <table:table-cell office:value-type="percentage" office:value="0.93789620341344482" table:style-name="ce49">
            <text:p>93,8%</text:p>
          </table:table-cell>
          <table:table-cell office:value-type="float" office:value="191192" table:style-name="ce48">
            <text:p>191.192</text:p>
          </table:table-cell>
          <table:table-cell office:value-type="percentage" office:value="0.89493861082115922" table:style-name="ce49">
            <text:p>89,5%</text:p>
          </table:table-cell>
          <table:table-cell office:value-type="float" office:value="130163" table:style-name="ce48">
            <text:p>130.163</text:p>
          </table:table-cell>
          <table:table-cell office:value-type="percentage" office:value="0.82236950176272128" table:style-name="ce49">
            <text:p>82,2%</text:p>
          </table:table-cell>
          <table:table-cell office:value-type="float" office:value="108503" table:style-name="ce48">
            <text:p>108.503</text:p>
          </table:table-cell>
          <table:table-cell office:value-type="percentage" office:value="0.82954632333827738" table:style-name="ce49">
            <text:p>83,0%</text:p>
          </table:table-cell>
          <table:table-cell office:value-type="float" office:value="97916" table:style-name="ce48">
            <text:p>97.916</text:p>
          </table:table-cell>
          <table:table-cell office:value-type="percentage" office:value="0.91478647570466287" table:style-name="ce49">
            <text:p>91,5%</text:p>
          </table:table-cell>
          <table:table-cell office:value-type="float" office:value="1091614" table:style-name="ce48">
            <text:p>1.091.614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777926497888029" table:style-name="ce49">
            <text:p>91,8%</text:p>
          </table:table-cell>
          <table:table-cell office:value-type="percentage" office:value="0.8200638103029525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28" table:style-name="ce48">
            <text:p>88.628</text:p>
          </table:table-cell>
          <table:table-cell office:value-type="percentage" office:value="1" table:style-name="ce49">
            <text:p>100,0%</text:p>
          </table:table-cell>
          <table:table-cell office:value-type="float" office:value="114681" table:style-name="ce48">
            <text:p>114.681</text:p>
          </table:table-cell>
          <table:table-cell office:value-type="percentage" office:value="1" table:style-name="ce49">
            <text:p>100,0%</text:p>
          </table:table-cell>
          <table:table-cell office:value-type="float" office:value="149543" table:style-name="ce48">
            <text:p>149.543</text:p>
          </table:table-cell>
          <table:table-cell office:value-type="percentage" office:value="0.98390025659582869" table:style-name="ce49">
            <text:p>98,4%</text:p>
          </table:table-cell>
          <table:table-cell office:value-type="float" office:value="154981" table:style-name="ce48">
            <text:p>154.981</text:p>
          </table:table-cell>
          <table:table-cell office:value-type="percentage" office:value="0.9561829433068243" table:style-name="ce49">
            <text:p>95,6%</text:p>
          </table:table-cell>
          <table:table-cell office:value-type="float" office:value="152388" table:style-name="ce48">
            <text:p>152.388</text:p>
          </table:table-cell>
          <table:table-cell office:value-type="percentage" office:value="0.91844262295081969" table:style-name="ce49">
            <text:p>91,8%</text:p>
          </table:table-cell>
          <table:table-cell office:value-type="float" office:value="91928" table:style-name="ce48">
            <text:p>91.928</text:p>
          </table:table-cell>
          <table:table-cell office:value-type="percentage" office:value="0.84655266090191639" table:style-name="ce49">
            <text:p>84,7%</text:p>
          </table:table-cell>
          <table:table-cell office:value-type="float" office:value="67417" table:style-name="ce48">
            <text:p>67.417</text:p>
          </table:table-cell>
          <table:table-cell office:value-type="percentage" office:value="0.85077357966734812" table:style-name="ce49">
            <text:p>85,1%</text:p>
          </table:table-cell>
          <table:table-cell office:value-type="float" office:value="67129" table:style-name="ce48">
            <text:p>67.129</text:p>
          </table:table-cell>
          <table:table-cell office:value-type="percentage" office:value="1.0287023415471375" table:style-name="ce49">
            <text:p>102,9%</text:p>
          </table:table-cell>
          <table:table-cell office:value-type="float" office:value="886695" table:style-name="ce48">
            <text:p>886.695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97743987567263" table:style-name="ce49">
            <text:p>95,3%</text:p>
          </table:table-cell>
          <table:table-cell office:value-type="percentage" office:value="0.87541181708953297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29" table:style-name="ce48">
            <text:p>51.429</text:p>
          </table:table-cell>
          <table:table-cell office:value-type="percentage" office:value="0.95890589748848654" table:style-name="ce49">
            <text:p>95,9%</text:p>
          </table:table-cell>
          <table:table-cell office:value-type="float" office:value="79866" table:style-name="ce48">
            <text:p>79.866</text:p>
          </table:table-cell>
          <table:table-cell office:value-type="percentage" office:value="0.9155375197743999" table:style-name="ce49">
            <text:p>91,6%</text:p>
          </table:table-cell>
          <table:table-cell office:value-type="float" office:value="112178" table:style-name="ce48">
            <text:p>112.178</text:p>
          </table:table-cell>
          <table:table-cell office:value-type="percentage" office:value="0.88056643614641306" table:style-name="ce49">
            <text:p>88,1%</text:p>
          </table:table-cell>
          <table:table-cell office:value-type="float" office:value="153107" table:style-name="ce48">
            <text:p>153.107</text:p>
          </table:table-cell>
          <table:table-cell office:value-type="percentage" office:value="0.86253577303558149" table:style-name="ce49">
            <text:p>86,3%</text:p>
          </table:table-cell>
          <table:table-cell office:value-type="float" office:value="172868" table:style-name="ce48">
            <text:p>172.868</text:p>
          </table:table-cell>
          <table:table-cell office:value-type="percentage" office:value="0.79801313803243423" table:style-name="ce49">
            <text:p>79,8%</text:p>
          </table:table-cell>
          <table:table-cell office:value-type="float" office:value="133569" table:style-name="ce48">
            <text:p>133.569</text:p>
          </table:table-cell>
          <table:table-cell office:value-type="percentage" office:value="0.72573310078403885" table:style-name="ce49">
            <text:p>72,6%</text:p>
          </table:table-cell>
          <table:table-cell office:value-type="float" office:value="102861" table:style-name="ce48">
            <text:p>102.861</text:p>
          </table:table-cell>
          <table:table-cell office:value-type="percentage" office:value="0.74964471296451507" table:style-name="ce49">
            <text:p>75,0%</text:p>
          </table:table-cell>
          <table:table-cell office:value-type="float" office:value="85567" table:style-name="ce48">
            <text:p>85.567</text:p>
          </table:table-cell>
          <table:table-cell office:value-type="percentage" office:value="0.85965881691046453" table:style-name="ce49">
            <text:p>86,0%</text:p>
          </table:table-cell>
          <table:table-cell office:value-type="float" office:value="891445" table:style-name="ce48">
            <text:p>891.445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98347376768743" table:style-name="ce49">
            <text:p>82,3%</text:p>
          </table:table-cell>
          <table:table-cell office:value-type="percentage" office:value="0.73082740669385748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63" table:style-name="ce48">
            <text:p>92.863</text:p>
          </table:table-cell>
          <table:table-cell office:value-type="percentage" office:value="0.92528048464558299" table:style-name="ce49">
            <text:p>92,5%</text:p>
          </table:table-cell>
          <table:table-cell office:value-type="float" office:value="152098" table:style-name="ce48">
            <text:p>152.098</text:p>
          </table:table-cell>
          <table:table-cell office:value-type="percentage" office:value="0.90834059935740474" table:style-name="ce49">
            <text:p>90,8%</text:p>
          </table:table-cell>
          <table:table-cell office:value-type="float" office:value="225640" table:style-name="ce48">
            <text:p>225.640</text:p>
          </table:table-cell>
          <table:table-cell office:value-type="percentage" office:value="0.8969807795511916" table:style-name="ce49">
            <text:p>89,7%</text:p>
          </table:table-cell>
          <table:table-cell office:value-type="float" office:value="324769" table:style-name="ce48">
            <text:p>324.769</text:p>
          </table:table-cell>
          <table:table-cell office:value-type="percentage" office:value="0.88193250725735717" table:style-name="ce49">
            <text:p>88,2%</text:p>
          </table:table-cell>
          <table:table-cell office:value-type="float" office:value="322530" table:style-name="ce48">
            <text:p>322.530</text:p>
          </table:table-cell>
          <table:table-cell office:value-type="percentage" office:value="0.81838596313165268" table:style-name="ce49">
            <text:p>81,8%</text:p>
          </table:table-cell>
          <table:table-cell office:value-type="float" office:value="233996" table:style-name="ce48">
            <text:p>233.996</text:p>
          </table:table-cell>
          <table:table-cell office:value-type="percentage" office:value="0.74792080853539256" table:style-name="ce49">
            <text:p>74,8%</text:p>
          </table:table-cell>
          <table:table-cell office:value-type="float" office:value="192033" table:style-name="ce48">
            <text:p>192.033</text:p>
          </table:table-cell>
          <table:table-cell office:value-type="percentage" office:value="0.75404345214021229" table:style-name="ce49">
            <text:p>75,4%</text:p>
          </table:table-cell>
          <table:table-cell office:value-type="float" office:value="170359" table:style-name="ce48">
            <text:p>170.359</text:p>
          </table:table-cell>
          <table:table-cell office:value-type="percentage" office:value="0.92453260250183156" table:style-name="ce49">
            <text:p>92,5%</text:p>
          </table:table-cell>
          <table:table-cell office:value-type="float" office:value="1714288" table:style-name="ce48">
            <text:p>1.714.28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301796939581897" table:style-name="ce49">
            <text:p>84,3%</text:p>
          </table:table-cell>
          <table:table-cell office:value-type="percentage" office:value="0.76381735801911366" table:style-name="ce4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9" table:style-name="ce48">
            <text:p>42.289</text:p>
          </table:table-cell>
          <table:table-cell office:value-type="percentage" office:value="1" table:style-name="ce49">
            <text:p>100,0%</text:p>
          </table:table-cell>
          <table:table-cell office:value-type="float" office:value="56109" table:style-name="ce48">
            <text:p>56.109</text:p>
          </table:table-cell>
          <table:table-cell office:value-type="percentage" office:value="1" table:style-name="ce49">
            <text:p>100,0%</text:p>
          </table:table-cell>
          <table:table-cell office:value-type="float" office:value="77181" table:style-name="ce48">
            <text:p>77.181</text:p>
          </table:table-cell>
          <table:table-cell office:value-type="percentage" office:value="0.97380673000492068" table:style-name="ce49">
            <text:p>97,4%</text:p>
          </table:table-cell>
          <table:table-cell office:value-type="float" office:value="85128" table:style-name="ce48">
            <text:p>85.128</text:p>
          </table:table-cell>
          <table:table-cell office:value-type="percentage" office:value="0.93578102671210284" table:style-name="ce49">
            <text:p>93,6%</text:p>
          </table:table-cell>
          <table:table-cell office:value-type="float" office:value="89331" table:style-name="ce48">
            <text:p>89.331</text:p>
          </table:table-cell>
          <table:table-cell office:value-type="percentage" office:value="0.91728790585915843" table:style-name="ce49">
            <text:p>91,7%</text:p>
          </table:table-cell>
          <table:table-cell office:value-type="float" office:value="56762" table:style-name="ce48">
            <text:p>56.762</text:p>
          </table:table-cell>
          <table:table-cell office:value-type="percentage" office:value="0.84520086959111351" table:style-name="ce49">
            <text:p>84,5%</text:p>
          </table:table-cell>
          <table:table-cell office:value-type="float" office:value="43405" table:style-name="ce48">
            <text:p>43.405</text:p>
          </table:table-cell>
          <table:table-cell office:value-type="percentage" office:value="0.85320307432233211" table:style-name="ce49">
            <text:p>85,3%</text:p>
          </table:table-cell>
          <table:table-cell office:value-type="float" office:value="46118" table:style-name="ce48">
            <text:p>46.118</text:p>
          </table:table-cell>
          <table:table-cell office:value-type="percentage" office:value="1.0184395910164963" table:style-name="ce49">
            <text:p>101,8%</text:p>
          </table:table-cell>
          <table:table-cell office:value-type="float" office:value="496323" table:style-name="ce48">
            <text:p>496.323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167858809779492" table:style-name="ce49">
            <text:p>94,2%</text:p>
          </table:table-cell>
          <table:table-cell office:value-type="percentage" office:value="0.85037050997592756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214" table:style-name="ce48">
            <text:p>228.214</text:p>
          </table:table-cell>
          <table:table-cell office:value-type="percentage" office:value="1" table:style-name="ce49">
            <text:p>100,0%</text:p>
          </table:table-cell>
          <table:table-cell office:value-type="float" office:value="250746" table:style-name="ce48">
            <text:p>250.746</text:p>
          </table:table-cell>
          <table:table-cell office:value-type="percentage" office:value="1" table:style-name="ce49">
            <text:p>100,0%</text:p>
          </table:table-cell>
          <table:table-cell office:value-type="float" office:value="323910" table:style-name="ce48">
            <text:p>323.910</text:p>
          </table:table-cell>
          <table:table-cell office:value-type="percentage" office:value="0.98981490818749374" table:style-name="ce49">
            <text:p>99,0%</text:p>
          </table:table-cell>
          <table:table-cell office:value-type="float" office:value="355439" table:style-name="ce48">
            <text:p>355.439</text:p>
          </table:table-cell>
          <table:table-cell office:value-type="percentage" office:value="0.93241396316398351" table:style-name="ce49">
            <text:p>93,2%</text:p>
          </table:table-cell>
          <table:table-cell office:value-type="float" office:value="323915" table:style-name="ce48">
            <text:p>323.915</text:p>
          </table:table-cell>
          <table:table-cell office:value-type="percentage" office:value="0.89925930450136315" table:style-name="ce49">
            <text:p>89,9%</text:p>
          </table:table-cell>
          <table:table-cell office:value-type="float" office:value="216265" table:style-name="ce48">
            <text:p>216.265</text:p>
          </table:table-cell>
          <table:table-cell office:value-type="percentage" office:value="0.83531606553831184" table:style-name="ce49">
            <text:p>83,5%</text:p>
          </table:table-cell>
          <table:table-cell office:value-type="float" office:value="178365" table:style-name="ce48">
            <text:p>178.365</text:p>
          </table:table-cell>
          <table:table-cell office:value-type="percentage" office:value="0.84222231666029213" table:style-name="ce49">
            <text:p>84,2%</text:p>
          </table:table-cell>
          <table:table-cell office:value-type="float" office:value="163273" table:style-name="ce48">
            <text:p>163.273</text:p>
          </table:table-cell>
          <table:table-cell office:value-type="percentage" office:value="0.97071903352001809" table:style-name="ce49">
            <text:p>97,1%</text:p>
          </table:table-cell>
          <table:table-cell office:value-type="float" office:value="2040127" table:style-name="ce48">
            <text:p>2.040.127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922055991554909" table:style-name="ce49">
            <text:p>93,9%</text:p>
          </table:table-cell>
          <table:table-cell office:value-type="percentage" office:value="0.8548081431329031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78" table:style-name="ce48">
            <text:p>137.078</text:p>
          </table:table-cell>
          <table:table-cell office:value-type="percentage" office:value="1" table:style-name="ce49">
            <text:p>100,0%</text:p>
          </table:table-cell>
          <table:table-cell office:value-type="float" office:value="158213" table:style-name="ce48">
            <text:p>158.213</text:p>
          </table:table-cell>
          <table:table-cell office:value-type="percentage" office:value="1" table:style-name="ce49">
            <text:p>100,0%</text:p>
          </table:table-cell>
          <table:table-cell office:value-type="float" office:value="223053" table:style-name="ce48">
            <text:p>223.053</text:p>
          </table:table-cell>
          <table:table-cell office:value-type="percentage" office:value="0.97818250390302941" table:style-name="ce49">
            <text:p>97,8%</text:p>
          </table:table-cell>
          <table:table-cell office:value-type="float" office:value="286534" table:style-name="ce48">
            <text:p>286.534</text:p>
          </table:table-cell>
          <table:table-cell office:value-type="percentage" office:value="0.92012703632224069" table:style-name="ce49">
            <text:p>92,0%</text:p>
          </table:table-cell>
          <table:table-cell office:value-type="float" office:value="287015" table:style-name="ce48">
            <text:p>287.015</text:p>
          </table:table-cell>
          <table:table-cell office:value-type="percentage" office:value="0.86795128840181324" table:style-name="ce49">
            <text:p>86,8%</text:p>
          </table:table-cell>
          <table:table-cell office:value-type="float" office:value="206767" table:style-name="ce48">
            <text:p>206.767</text:p>
          </table:table-cell>
          <table:table-cell office:value-type="percentage" office:value="0.80219669370826885" table:style-name="ce49">
            <text:p>80,2%</text:p>
          </table:table-cell>
          <table:table-cell office:value-type="float" office:value="174388" table:style-name="ce48">
            <text:p>174.388</text:p>
          </table:table-cell>
          <table:table-cell office:value-type="percentage" office:value="0.79632132680645873" table:style-name="ce49">
            <text:p>79,6%</text:p>
          </table:table-cell>
          <table:table-cell office:value-type="float" office:value="167118" table:style-name="ce48">
            <text:p>167.118</text:p>
          </table:table-cell>
          <table:table-cell office:value-type="percentage" office:value="0.9398366851127008" table:style-name="ce49">
            <text:p>94,0%</text:p>
          </table:table-cell>
          <table:table-cell office:value-type="float" office:value="1640166" table:style-name="ce48">
            <text:p>1.640.166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313432983752939" table:style-name="ce49">
            <text:p>90,3%</text:p>
          </table:table-cell>
          <table:table-cell office:value-type="percentage" office:value="0.80060586062276928" table:style-name="ce49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736" table:style-name="ce48">
            <text:p>455.736</text:p>
          </table:table-cell>
          <table:table-cell office:value-type="percentage" office:value="1" table:style-name="ce49">
            <text:p>100,0%</text:p>
          </table:table-cell>
          <table:table-cell office:value-type="float" office:value="618552" table:style-name="ce48">
            <text:p>618.552</text:p>
          </table:table-cell>
          <table:table-cell office:value-type="percentage" office:value="0.97296991203895955" table:style-name="ce49">
            <text:p>97,3%</text:p>
          </table:table-cell>
          <table:table-cell office:value-type="float" office:value="802344" table:style-name="ce48">
            <text:p>802.344</text:p>
          </table:table-cell>
          <table:table-cell office:value-type="percentage" office:value="0.94118364684850386" table:style-name="ce49">
            <text:p>94,1%</text:p>
          </table:table-cell>
          <table:table-cell office:value-type="float" office:value="1039896" table:style-name="ce48">
            <text:p>1.039.896</text:p>
          </table:table-cell>
          <table:table-cell office:value-type="percentage" office:value="0.9475989178067088" table:style-name="ce49">
            <text:p>94,8%</text:p>
          </table:table-cell>
          <table:table-cell office:value-type="float" office:value="1156210" table:style-name="ce48">
            <text:p>1.156.210</text:p>
          </table:table-cell>
          <table:table-cell office:value-type="percentage" office:value="0.9064545718250453" table:style-name="ce49">
            <text:p>90,6%</text:p>
          </table:table-cell>
          <table:table-cell office:value-type="float" office:value="819265" table:style-name="ce48">
            <text:p>819.265</text:p>
          </table:table-cell>
          <table:table-cell office:value-type="percentage" office:value="0.84754941921814808" table:style-name="ce49">
            <text:p>84,8%</text:p>
          </table:table-cell>
          <table:table-cell office:value-type="float" office:value="684104" table:style-name="ce48">
            <text:p>684.104</text:p>
          </table:table-cell>
          <table:table-cell office:value-type="percentage" office:value="0.8251671493482291" table:style-name="ce49">
            <text:p>82,5%</text:p>
          </table:table-cell>
          <table:table-cell office:value-type="float" office:value="610717" table:style-name="ce48">
            <text:p>610.717</text:p>
          </table:table-cell>
          <table:table-cell office:value-type="percentage" office:value="0.90966734836444663" table:style-name="ce49">
            <text:p>91,0%</text:p>
          </table:table-cell>
          <table:table-cell office:value-type="float" office:value="6186824" table:style-name="ce48">
            <text:p>6.186.82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218613313784735" table:style-name="ce49">
            <text:p>91,2%</text:p>
          </table:table-cell>
          <table:table-cell office:value-type="percentage" office:value="0.80649458439188482" table:style-name="ce4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86" table:style-name="ce48">
            <text:p>295.486</text:p>
          </table:table-cell>
          <table:table-cell office:value-type="percentage" office:value="1" table:style-name="ce49">
            <text:p>100,0%</text:p>
          </table:table-cell>
          <table:table-cell office:value-type="float" office:value="435639" table:style-name="ce48">
            <text:p>435.639</text:p>
          </table:table-cell>
          <table:table-cell office:value-type="percentage" office:value="0.99059293822309535" table:style-name="ce49">
            <text:p>99,1%</text:p>
          </table:table-cell>
          <table:table-cell office:value-type="float" office:value="579601" table:style-name="ce48">
            <text:p>579.601</text:p>
          </table:table-cell>
          <table:table-cell office:value-type="percentage" office:value="0.97062832836520752" table:style-name="ce49">
            <text:p>97,1%</text:p>
          </table:table-cell>
          <table:table-cell office:value-type="float" office:value="733538" table:style-name="ce48">
            <text:p>733.538</text:p>
          </table:table-cell>
          <table:table-cell office:value-type="percentage" office:value="0.96227449704576695" table:style-name="ce49">
            <text:p>96,2%</text:p>
          </table:table-cell>
          <table:table-cell office:value-type="float" office:value="769657" table:style-name="ce48">
            <text:p>769.657</text:p>
          </table:table-cell>
          <table:table-cell office:value-type="percentage" office:value="0.91547037490350569" table:style-name="ce49">
            <text:p>91,5%</text:p>
          </table:table-cell>
          <table:table-cell office:value-type="float" office:value="530088" table:style-name="ce48">
            <text:p>530.088</text:p>
          </table:table-cell>
          <table:table-cell office:value-type="percentage" office:value="0.86344659980681548" table:style-name="ce49">
            <text:p>86,3%</text:p>
          </table:table-cell>
          <table:table-cell office:value-type="float" office:value="446830" table:style-name="ce48">
            <text:p>446.830</text:p>
          </table:table-cell>
          <table:table-cell office:value-type="percentage" office:value="0.87139923513913564" table:style-name="ce49">
            <text:p>87,1%</text:p>
          </table:table-cell>
          <table:table-cell office:value-type="float" office:value="428672" table:style-name="ce48">
            <text:p>428.672</text:p>
          </table:table-cell>
          <table:table-cell office:value-type="percentage" office:value="0.99053305574105355" table:style-name="ce49">
            <text:p>99,1%</text:p>
          </table:table-cell>
          <table:table-cell office:value-type="float" office:value="4219511" table:style-name="ce48">
            <text:p>4.219.51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933361026850692" table:style-name="ce49">
            <text:p>93,9%</text:p>
          </table:table-cell>
          <table:table-cell office:value-type="percentage" office:value="0.83603593786066899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5" table:style-name="ce48">
            <text:p>77.685</text:p>
          </table:table-cell>
          <table:table-cell office:value-type="percentage" office:value="1" table:style-name="ce49">
            <text:p>100,0%</text:p>
          </table:table-cell>
          <table:table-cell office:value-type="float" office:value="95771" table:style-name="ce48">
            <text:p>95.771</text:p>
          </table:table-cell>
          <table:table-cell office:value-type="percentage" office:value="1" table:style-name="ce49">
            <text:p>100,0%</text:p>
          </table:table-cell>
          <table:table-cell office:value-type="float" office:value="132881" table:style-name="ce48">
            <text:p>132.881</text:p>
          </table:table-cell>
          <table:table-cell office:value-type="percentage" office:value="1.0168037647779011" table:style-name="ce49">
            <text:p>101,7%</text:p>
          </table:table-cell>
          <table:table-cell office:value-type="float" office:value="161583" table:style-name="ce48">
            <text:p>161.583</text:p>
          </table:table-cell>
          <table:table-cell office:value-type="percentage" office:value="0.96207272272600075" table:style-name="ce49">
            <text:p>96,2%</text:p>
          </table:table-cell>
          <table:table-cell office:value-type="float" office:value="146217" table:style-name="ce48">
            <text:p>146.217</text:p>
          </table:table-cell>
          <table:table-cell office:value-type="percentage" office:value="0.92814975624619134" table:style-name="ce49">
            <text:p>92,8%</text:p>
          </table:table-cell>
          <table:table-cell office:value-type="float" office:value="113337" table:style-name="ce48">
            <text:p>113.337</text:p>
          </table:table-cell>
          <table:table-cell office:value-type="percentage" office:value="0.87288396666718016" table:style-name="ce49">
            <text:p>87,3%</text:p>
          </table:table-cell>
          <table:table-cell office:value-type="float" office:value="93546" table:style-name="ce48">
            <text:p>93.546</text:p>
          </table:table-cell>
          <table:table-cell office:value-type="percentage" office:value="0.83147565463175299" table:style-name="ce49">
            <text:p>83,1%</text:p>
          </table:table-cell>
          <table:table-cell office:value-type="float" office:value="86438" table:style-name="ce48">
            <text:p>86.438</text:p>
          </table:table-cell>
          <table:table-cell office:value-type="percentage" office:value="1.0085055245073447" table:style-name="ce49">
            <text:p>100,9%</text:p>
          </table:table-cell>
          <table:table-cell office:value-type="float" office:value="907458" table:style-name="ce48">
            <text:p>907.45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532956447588668" table:style-name="ce49">
            <text:p>95,5%</text:p>
          </table:table-cell>
          <table:table-cell office:value-type="percentage" office:value="0.85771158573873885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56" table:style-name="ce48">
            <text:p>241.756</text:p>
          </table:table-cell>
          <table:table-cell office:value-type="percentage" office:value="1" table:style-name="ce49">
            <text:p>100,0%</text:p>
          </table:table-cell>
          <table:table-cell office:value-type="float" office:value="291535" table:style-name="ce48">
            <text:p>291.535</text:p>
          </table:table-cell>
          <table:table-cell office:value-type="percentage" office:value="0.99844514690621911" table:style-name="ce49">
            <text:p>99,8%</text:p>
          </table:table-cell>
          <table:table-cell office:value-type="float" office:value="348164" table:style-name="ce48">
            <text:p>348.164</text:p>
          </table:table-cell>
          <table:table-cell office:value-type="percentage" office:value="0.98472138158080813" table:style-name="ce49">
            <text:p>98,5%</text:p>
          </table:table-cell>
          <table:table-cell office:value-type="float" office:value="393009" table:style-name="ce48">
            <text:p>393.009</text:p>
          </table:table-cell>
          <table:table-cell office:value-type="percentage" office:value="0.96043255131964811" table:style-name="ce49">
            <text:p>96,0%</text:p>
          </table:table-cell>
          <table:table-cell office:value-type="float" office:value="411390" table:style-name="ce48">
            <text:p>411.390</text:p>
          </table:table-cell>
          <table:table-cell office:value-type="percentage" office:value="0.92898741523404771" table:style-name="ce49">
            <text:p>92,9%</text:p>
          </table:table-cell>
          <table:table-cell office:value-type="float" office:value="267403" table:style-name="ce48">
            <text:p>267.403</text:p>
          </table:table-cell>
          <table:table-cell office:value-type="percentage" office:value="0.86650918022799883" table:style-name="ce49">
            <text:p>86,7%</text:p>
          </table:table-cell>
          <table:table-cell office:value-type="float" office:value="202511" table:style-name="ce48">
            <text:p>202.511</text:p>
          </table:table-cell>
          <table:table-cell office:value-type="percentage" office:value="0.87909898333926606" table:style-name="ce49">
            <text:p>87,9%</text:p>
          </table:table-cell>
          <table:table-cell office:value-type="float" office:value="192591" table:style-name="ce48">
            <text:p>192.591</text:p>
          </table:table-cell>
          <table:table-cell office:value-type="percentage" office:value="1.0504352474037875" table:style-name="ce49">
            <text:p>105,0%</text:p>
          </table:table-cell>
          <table:table-cell office:value-type="float" office:value="2348359" table:style-name="ce48">
            <text:p>2.348.35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612279006745171" table:style-name="ce49">
            <text:p>95,6%</text:p>
          </table:table-cell>
          <table:table-cell office:value-type="percentage" office:value="0.87077010585581238" table:style-name="ce49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4" table:style-name="ce48">
            <text:p>25.114</text:p>
          </table:table-cell>
          <table:table-cell office:value-type="percentage" office:value="1" table:style-name="ce49">
            <text:p>100,0%</text:p>
          </table:table-cell>
          <table:table-cell office:value-type="float" office:value="30716" table:style-name="ce48">
            <text:p>30.716</text:p>
          </table:table-cell>
          <table:table-cell office:value-type="percentage" office:value="1" table:style-name="ce49">
            <text:p>100,0%</text:p>
          </table:table-cell>
          <table:table-cell office:value-type="float" office:value="39707" table:style-name="ce48">
            <text:p>39.707</text:p>
          </table:table-cell>
          <table:table-cell office:value-type="percentage" office:value="1.0283057958253483" table:style-name="ce49">
            <text:p>102,8%</text:p>
          </table:table-cell>
          <table:table-cell office:value-type="float" office:value="46304" table:style-name="ce48">
            <text:p>46.304</text:p>
          </table:table-cell>
          <table:table-cell office:value-type="percentage" office:value="0.97482105263157892" table:style-name="ce49">
            <text:p>97,5%</text:p>
          </table:table-cell>
          <table:table-cell office:value-type="float" office:value="48638" table:style-name="ce48">
            <text:p>48.638</text:p>
          </table:table-cell>
          <table:table-cell office:value-type="percentage" office:value="0.94033717423246466" table:style-name="ce49">
            <text:p>94,0%</text:p>
          </table:table-cell>
          <table:table-cell office:value-type="float" office:value="32441" table:style-name="ce48">
            <text:p>32.441</text:p>
          </table:table-cell>
          <table:table-cell office:value-type="percentage" office:value="0.87593152608273028" table:style-name="ce49">
            <text:p>87,6%</text:p>
          </table:table-cell>
          <table:table-cell office:value-type="float" office:value="25492" table:style-name="ce48">
            <text:p>25.492</text:p>
          </table:table-cell>
          <table:table-cell office:value-type="percentage" office:value="0.84505734933368692" table:style-name="ce49">
            <text:p>84,5%</text:p>
          </table:table-cell>
          <table:table-cell office:value-type="float" office:value="25613" table:style-name="ce48">
            <text:p>25.613</text:p>
          </table:table-cell>
          <table:table-cell office:value-type="percentage" office:value="0.98568404848951319" table:style-name="ce49">
            <text:p>98,6%</text:p>
          </table:table-cell>
          <table:table-cell office:value-type="float" office:value="274025" table:style-name="ce48">
            <text:p>274.02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351845075476329" table:style-name="ce49">
            <text:p>97,4%</text:p>
          </table:table-cell>
          <table:table-cell office:value-type="percentage" office:value="0.86668501088001615" table:style-name="ce49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961" table:style-name="ce48">
            <text:p>371.961</text:p>
          </table:table-cell>
          <table:table-cell office:value-type="percentage" office:value="1" table:style-name="ce49">
            <text:p>100,0%</text:p>
          </table:table-cell>
          <table:table-cell office:value-type="float" office:value="511117" table:style-name="ce48">
            <text:p>511.117</text:p>
          </table:table-cell>
          <table:table-cell office:value-type="percentage" office:value="0.969769471587136" table:style-name="ce49">
            <text:p>97,0%</text:p>
          </table:table-cell>
          <table:table-cell office:value-type="float" office:value="690936" table:style-name="ce48">
            <text:p>690.936</text:p>
          </table:table-cell>
          <table:table-cell office:value-type="percentage" office:value="0.95902328796404512" table:style-name="ce49">
            <text:p>95,9%</text:p>
          </table:table-cell>
          <table:table-cell office:value-type="float" office:value="961130" table:style-name="ce48">
            <text:p>961.130</text:p>
          </table:table-cell>
          <table:table-cell office:value-type="percentage" office:value="0.97107477678909715" table:style-name="ce49">
            <text:p>97,1%</text:p>
          </table:table-cell>
          <table:table-cell office:value-type="float" office:value="1052189" table:style-name="ce48">
            <text:p>1.052.189</text:p>
          </table:table-cell>
          <table:table-cell office:value-type="percentage" office:value="0.91017211446386048" table:style-name="ce49">
            <text:p>91,0%</text:p>
          </table:table-cell>
          <table:table-cell office:value-type="float" office:value="772640" table:style-name="ce48">
            <text:p>772.640</text:p>
          </table:table-cell>
          <table:table-cell office:value-type="percentage" office:value="0.85768457135752696" table:style-name="ce49">
            <text:p>85,8%</text:p>
          </table:table-cell>
          <table:table-cell office:value-type="float" office:value="628307" table:style-name="ce48">
            <text:p>628.307</text:p>
          </table:table-cell>
          <table:table-cell office:value-type="percentage" office:value="0.85419212922995769" table:style-name="ce49">
            <text:p>85,4%</text:p>
          </table:table-cell>
          <table:table-cell office:value-type="float" office:value="534836" table:style-name="ce48">
            <text:p>534.836</text:p>
          </table:table-cell>
          <table:table-cell office:value-type="percentage" office:value="0.93709219609629602" table:style-name="ce49">
            <text:p>93,7%</text:p>
          </table:table-cell>
          <table:table-cell office:value-type="float" office:value="5523116" table:style-name="ce48">
            <text:p>5.523.116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00437119446488" table:style-name="ce49">
            <text:p>92,5%</text:p>
          </table:table-cell>
          <table:table-cell office:value-type="percentage" office:value="0.8175335428906715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53" table:style-name="ce48">
            <text:p>75.953</text:p>
          </table:table-cell>
          <table:table-cell office:value-type="percentage" office:value="1" table:style-name="ce49">
            <text:p>100,0%</text:p>
          </table:table-cell>
          <table:table-cell office:value-type="float" office:value="108306" table:style-name="ce48">
            <text:p>108.306</text:p>
          </table:table-cell>
          <table:table-cell office:value-type="percentage" office:value="1" table:style-name="ce49">
            <text:p>100,0%</text:p>
          </table:table-cell>
          <table:table-cell office:value-type="float" office:value="153973" table:style-name="ce48">
            <text:p>153.973</text:p>
          </table:table-cell>
          <table:table-cell office:value-type="percentage" office:value="1.0028135807373926" table:style-name="ce49">
            <text:p>100,3%</text:p>
          </table:table-cell>
          <table:table-cell office:value-type="float" office:value="211910" table:style-name="ce48">
            <text:p>211.910</text:p>
          </table:table-cell>
          <table:table-cell office:value-type="percentage" office:value="0.97160515903036637" table:style-name="ce49">
            <text:p>97,2%</text:p>
          </table:table-cell>
          <table:table-cell office:value-type="float" office:value="235775" table:style-name="ce48">
            <text:p>235.775</text:p>
          </table:table-cell>
          <table:table-cell office:value-type="percentage" office:value="0.93388072943897837" table:style-name="ce49">
            <text:p>93,4%</text:p>
          </table:table-cell>
          <table:table-cell office:value-type="float" office:value="171774" table:style-name="ce48">
            <text:p>171.774</text:p>
          </table:table-cell>
          <table:table-cell office:value-type="percentage" office:value="0.86286506525211726" table:style-name="ce49">
            <text:p>86,3%</text:p>
          </table:table-cell>
          <table:table-cell office:value-type="float" office:value="145454" table:style-name="ce48">
            <text:p>145.454</text:p>
          </table:table-cell>
          <table:table-cell office:value-type="percentage" office:value="0.8362356918229954" table:style-name="ce49">
            <text:p>83,6%</text:p>
          </table:table-cell>
          <table:table-cell office:value-type="float" office:value="133405" table:style-name="ce48">
            <text:p>133.405</text:p>
          </table:table-cell>
          <table:table-cell office:value-type="percentage" office:value="0.92247745754273391" table:style-name="ce49">
            <text:p>92,2%</text:p>
          </table:table-cell>
          <table:table-cell office:value-type="float" office:value="1236550" table:style-name="ce48">
            <text:p>1.236.550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847667070932761" table:style-name="ce49">
            <text:p>93,8%</text:p>
          </table:table-cell>
          <table:table-cell office:value-type="percentage" office:value="0.81724249145449401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1" table:style-name="ce48">
            <text:p>55.901</text:p>
          </table:table-cell>
          <table:table-cell office:value-type="percentage" office:value="0.98695268361581923" table:style-name="ce49">
            <text:p>98,7%</text:p>
          </table:table-cell>
          <table:table-cell office:value-type="float" office:value="72597" table:style-name="ce48">
            <text:p>72.597</text:p>
          </table:table-cell>
          <table:table-cell office:value-type="percentage" office:value="0.95938945420906563" table:style-name="ce49">
            <text:p>95,9%</text:p>
          </table:table-cell>
          <table:table-cell office:value-type="float" office:value="92552" table:style-name="ce48">
            <text:p>92.552</text:p>
          </table:table-cell>
          <table:table-cell office:value-type="percentage" office:value="0.94732747855636756" table:style-name="ce49">
            <text:p>94,7%</text:p>
          </table:table-cell>
          <table:table-cell office:value-type="float" office:value="96395" table:style-name="ce48">
            <text:p>96.395</text:p>
          </table:table-cell>
          <table:table-cell office:value-type="percentage" office:value="0.91176943522223164" table:style-name="ce49">
            <text:p>91,2%</text:p>
          </table:table-cell>
          <table:table-cell office:value-type="float" office:value="65647" table:style-name="ce48">
            <text:p>65.647</text:p>
          </table:table-cell>
          <table:table-cell office:value-type="percentage" office:value="0.85556960210611377" table:style-name="ce49">
            <text:p>85,6%</text:p>
          </table:table-cell>
          <table:table-cell office:value-type="float" office:value="59300" table:style-name="ce48">
            <text:p>59.300</text:p>
          </table:table-cell>
          <table:table-cell office:value-type="percentage" office:value="0.86189354960611608" table:style-name="ce49">
            <text:p>86,2%</text:p>
          </table:table-cell>
          <table:table-cell office:value-type="float" office:value="55990" table:style-name="ce48">
            <text:p>55.990</text:p>
          </table:table-cell>
          <table:table-cell office:value-type="percentage" office:value="0.97338363380330661" table:style-name="ce49">
            <text:p>97,3%</text:p>
          </table:table-cell>
          <table:table-cell office:value-type="float" office:value="540698" table:style-name="ce48">
            <text:p>540.698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95834353142337" table:style-name="ce49">
            <text:p>93,2%</text:p>
          </table:table-cell>
          <table:table-cell office:value-type="percentage" office:value="0.82216180544784945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98" table:style-name="ce48">
            <text:p>163.198</text:p>
          </table:table-cell>
          <table:table-cell office:value-type="percentage" office:value="1.0230181913919989" table:style-name="ce49">
            <text:p>102,3%</text:p>
          </table:table-cell>
          <table:table-cell office:value-type="float" office:value="213828" table:style-name="ce48">
            <text:p>213.828</text:p>
          </table:table-cell>
          <table:table-cell office:value-type="percentage" office:value="0.98826987604337091" table:style-name="ce49">
            <text:p>98,8%</text:p>
          </table:table-cell>
          <table:table-cell office:value-type="float" office:value="277099" table:style-name="ce48">
            <text:p>277.099</text:p>
          </table:table-cell>
          <table:table-cell office:value-type="percentage" office:value="0.97514102821268078" table:style-name="ce49">
            <text:p>97,5%</text:p>
          </table:table-cell>
          <table:table-cell office:value-type="float" office:value="326113" table:style-name="ce48">
            <text:p>326.113</text:p>
          </table:table-cell>
          <table:table-cell office:value-type="percentage" office:value="0.96635522880755753" table:style-name="ce49">
            <text:p>96,6%</text:p>
          </table:table-cell>
          <table:table-cell office:value-type="float" office:value="324496" table:style-name="ce48">
            <text:p>324.496</text:p>
          </table:table-cell>
          <table:table-cell office:value-type="percentage" office:value="0.93228831479268182" table:style-name="ce49">
            <text:p>93,2%</text:p>
          </table:table-cell>
          <table:table-cell office:value-type="float" office:value="209448" table:style-name="ce48">
            <text:p>209.448</text:p>
          </table:table-cell>
          <table:table-cell office:value-type="percentage" office:value="0.88138531781934482" table:style-name="ce49">
            <text:p>88,1%</text:p>
          </table:table-cell>
          <table:table-cell office:value-type="float" office:value="173141" table:style-name="ce48">
            <text:p>173.141</text:p>
          </table:table-cell>
          <table:table-cell office:value-type="percentage" office:value="0.86911628140451269" table:style-name="ce49">
            <text:p>86,9%</text:p>
          </table:table-cell>
          <table:table-cell office:value-type="float" office:value="166469" table:style-name="ce48">
            <text:p>166.469</text:p>
          </table:table-cell>
          <table:table-cell office:value-type="percentage" office:value="0.96326750261837668" table:style-name="ce49">
            <text:p>96,3%</text:p>
          </table:table-cell>
          <table:table-cell office:value-type="float" office:value="1853792" table:style-name="ce48">
            <text:p>1.853.792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810850565118687" table:style-name="ce49">
            <text:p>94,8%</text:p>
          </table:table-cell>
          <table:table-cell office:value-type="percentage" office:value="0.84806496888249638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3" table:style-name="ce48">
            <text:p>2.393</text:p>
          </table:table-cell>
          <table:table-cell office:value-type="percentage" office:value="0.84349665139231578" table:style-name="ce49">
            <text:p>84,3%</text:p>
          </table:table-cell>
          <table:table-cell office:value-type="float" office:value="3900" table:style-name="ce48">
            <text:p>3.900</text:p>
          </table:table-cell>
          <table:table-cell office:value-type="percentage" office:value="0.88555858310626701" table:style-name="ce49">
            <text:p>88,6%</text:p>
          </table:table-cell>
          <table:table-cell office:value-type="float" office:value="7642" table:style-name="ce48">
            <text:p>7.642</text:p>
          </table:table-cell>
          <table:table-cell office:value-type="percentage" office:value="0.9175171088966263" table:style-name="ce49">
            <text:p>91,8%</text:p>
          </table:table-cell>
          <table:table-cell office:value-type="float" office:value="10608" table:style-name="ce48">
            <text:p>10.608</text:p>
          </table:table-cell>
          <table:table-cell office:value-type="percentage" office:value="0.91788526434195727" table:style-name="ce49">
            <text:p>91,8%</text:p>
          </table:table-cell>
          <table:table-cell office:value-type="float" office:value="11180" table:style-name="ce48">
            <text:p>11.180</text:p>
          </table:table-cell>
          <table:table-cell office:value-type="percentage" office:value="0.90475034393461196" table:style-name="ce49">
            <text:p>90,5%</text:p>
          </table:table-cell>
          <table:table-cell office:value-type="float" office:value="9336" table:style-name="ce48">
            <text:p>9.336</text:p>
          </table:table-cell>
          <table:table-cell office:value-type="percentage" office:value="0.81901921221159746" table:style-name="ce49">
            <text:p>81,9%</text:p>
          </table:table-cell>
          <table:table-cell office:value-type="float" office:value="9138" table:style-name="ce48">
            <text:p>9.138</text:p>
          </table:table-cell>
          <table:table-cell office:value-type="percentage" office:value="0.84104924068108611" table:style-name="ce49">
            <text:p>84,1%</text:p>
          </table:table-cell>
          <table:table-cell office:value-type="float" office:value="9075" table:style-name="ce48">
            <text:p>9.075</text:p>
          </table:table-cell>
          <table:table-cell office:value-type="percentage" office:value="0.97780411593578276" table:style-name="ce49">
            <text:p>97,8%</text:p>
          </table:table-cell>
          <table:table-cell office:value-type="float" office:value="63272" table:style-name="ce48">
            <text:p>63.272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9079108533134355" table:style-name="ce49">
            <text:p>89,1%</text:p>
          </table:table-cell>
          <table:table-cell office:value-type="percentage" office:value="0.75759426224600979" table:style-name="ce49">
            <text:p>75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6" table:style-name="ce48">
            <text:p>2.056</text:p>
          </table:table-cell>
          <table:table-cell office:value-type="percentage" office:value="0.81879729191557149" table:style-name="ce49">
            <text:p>81,9%</text:p>
          </table:table-cell>
          <table:table-cell office:value-type="float" office:value="3368" table:style-name="ce48">
            <text:p>3.368</text:p>
          </table:table-cell>
          <table:table-cell office:value-type="percentage" office:value="0.88561661845911122" table:style-name="ce49">
            <text:p>88,6%</text:p>
          </table:table-cell>
          <table:table-cell office:value-type="float" office:value="7420" table:style-name="ce48">
            <text:p>7.420</text:p>
          </table:table-cell>
          <table:table-cell office:value-type="percentage" office:value="0.92692067457838856" table:style-name="ce49">
            <text:p>92,7%</text:p>
          </table:table-cell>
          <table:table-cell office:value-type="float" office:value="10072" table:style-name="ce48">
            <text:p>10.072</text:p>
          </table:table-cell>
          <table:table-cell office:value-type="percentage" office:value="0.93250624942134985" table:style-name="ce49">
            <text:p>93,3%</text:p>
          </table:table-cell>
          <table:table-cell office:value-type="float" office:value="10575" table:style-name="ce48">
            <text:p>10.575</text:p>
          </table:table-cell>
          <table:table-cell office:value-type="percentage" office:value="0.96814062070859652" table:style-name="ce49">
            <text:p>96,8%</text:p>
          </table:table-cell>
          <table:table-cell office:value-type="float" office:value="9136" table:style-name="ce48">
            <text:p>9.136</text:p>
          </table:table-cell>
          <table:table-cell office:value-type="percentage" office:value="0.8341855368882396" table:style-name="ce49">
            <text:p>83,4%</text:p>
          </table:table-cell>
          <table:table-cell office:value-type="float" office:value="9691" table:style-name="ce48">
            <text:p>9.691</text:p>
          </table:table-cell>
          <table:table-cell office:value-type="percentage" office:value="0.82892823539474814" table:style-name="ce49">
            <text:p>82,9%</text:p>
          </table:table-cell>
          <table:table-cell office:value-type="float" office:value="8879" table:style-name="ce48">
            <text:p>8.879</text:p>
          </table:table-cell>
          <table:table-cell office:value-type="percentage" office:value="0.92682672233820462" table:style-name="ce49">
            <text:p>92,7%</text:p>
          </table:table-cell>
          <table:table-cell office:value-type="float" office:value="61197" table:style-name="ce48">
            <text:p>61.197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9644918407406327" table:style-name="ce49">
            <text:p>89,6%</text:p>
          </table:table-cell>
          <table:table-cell office:value-type="percentage" office:value="0.72834495727309512" table:style-name="ce49">
            <text:p>72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04" table:style-name="ce48">
            <text:p>3.704</text:p>
          </table:table-cell>
          <table:table-cell office:value-type="string" table:style-name="ce49">
            <text:p>-</text:p>
          </table:table-cell>
          <table:table-cell office:value-type="float" office:value="9854" table:style-name="ce48">
            <text:p>9.854</text:p>
          </table:table-cell>
          <table:table-cell office:value-type="string" table:style-name="ce49">
            <text:p>-</text:p>
          </table:table-cell>
          <table:table-cell office:value-type="float" office:value="22753" table:style-name="ce48">
            <text:p>22.753</text:p>
          </table:table-cell>
          <table:table-cell office:value-type="string" table:style-name="ce49">
            <text:p>-</text:p>
          </table:table-cell>
          <table:table-cell office:value-type="float" office:value="32587" table:style-name="ce48">
            <text:p>32.587</text:p>
          </table:table-cell>
          <table:table-cell office:value-type="string" table:style-name="ce49">
            <text:p>-</text:p>
          </table:table-cell>
          <table:table-cell office:value-type="float" office:value="24566" table:style-name="ce48">
            <text:p>24.566</text:p>
          </table:table-cell>
          <table:table-cell office:value-type="string" table:style-name="ce49">
            <text:p>-</text:p>
          </table:table-cell>
          <table:table-cell office:value-type="float" office:value="1325" table:style-name="ce48">
            <text:p>1.325</text:p>
          </table:table-cell>
          <table:table-cell office:value-type="string" table:style-name="ce49">
            <text:p>-</text:p>
          </table:table-cell>
          <table:table-cell office:value-type="float" office:value="94831" table:style-name="ce48">
            <text:p>94.83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3" table:style-name="ce51">
            <text:p>313</text:p>
          </table:table-cell>
          <table:table-cell office:value-type="string" table:style-name="ce52">
            <text:p>-</text:p>
          </table:table-cell>
          <table:table-cell office:value-type="float" office:value="927" table:style-name="ce51">
            <text:p>927</text:p>
          </table:table-cell>
          <table:table-cell office:value-type="string" table:style-name="ce52">
            <text:p>-</text:p>
          </table:table-cell>
          <table:table-cell office:value-type="float" office:value="1973" table:style-name="ce51">
            <text:p>1.973</text:p>
          </table:table-cell>
          <table:table-cell office:value-type="string" table:style-name="ce52">
            <text:p>-</text:p>
          </table:table-cell>
          <table:table-cell office:value-type="float" office:value="2447" table:style-name="ce51">
            <text:p>2.447</text:p>
          </table:table-cell>
          <table:table-cell office:value-type="string" table:style-name="ce52">
            <text:p>-</text:p>
          </table:table-cell>
          <table:table-cell office:value-type="float" office:value="2140" table:style-name="ce51">
            <text:p>2.140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37" table:style-name="ce51">
            <text:p>8.137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575" table:style-name="ce55">
            <text:p>2.925.575</text:p>
          </table:table-cell>
          <table:table-cell office:value-type="percentage" office:value="1" table:style-name="ce56">
            <text:p>100,0%</text:p>
          </table:table-cell>
          <table:table-cell office:value-type="float" office:value="3952752" table:style-name="ce55">
            <text:p>3.952.752</text:p>
          </table:table-cell>
          <table:table-cell office:value-type="percentage" office:value="0.98897200755899239" table:style-name="ce56">
            <text:p>98,9%</text:p>
          </table:table-cell>
          <table:table-cell office:value-type="float" office:value="5317788" table:style-name="ce55">
            <text:p>5.317.788</text:p>
          </table:table-cell>
          <table:table-cell office:value-type="percentage" office:value="0.96552583129677572" table:style-name="ce56">
            <text:p>96,6%</text:p>
          </table:table-cell>
          <table:table-cell office:value-type="float" office:value="6769797" table:style-name="ce55">
            <text:p>6.769.797</text:p>
          </table:table-cell>
          <table:table-cell office:value-type="percentage" office:value="0.94951873244845442" table:style-name="ce56">
            <text:p>95,0%</text:p>
          </table:table-cell>
          <table:table-cell office:value-type="float" office:value="7096745" table:style-name="ce55">
            <text:p>7.096.745</text:p>
          </table:table-cell>
          <table:table-cell office:value-type="percentage" office:value="0.90788273167257016" table:style-name="ce56">
            <text:p>90,8%</text:p>
          </table:table-cell>
          <table:table-cell office:value-type="float" office:value="5060130" table:style-name="ce55">
            <text:p>5.060.130</text:p>
          </table:table-cell>
          <table:table-cell office:value-type="percentage" office:value="0.85158414141992123" table:style-name="ce56">
            <text:p>85,2%</text:p>
          </table:table-cell>
          <table:table-cell office:value-type="float" office:value="4166928" table:style-name="ce55">
            <text:p>4.166.928</text:p>
          </table:table-cell>
          <table:table-cell office:value-type="percentage" office:value="0.84614461464422019" table:style-name="ce56">
            <text:p>84,6%</text:p>
          </table:table-cell>
          <table:table-cell office:value-type="float" office:value="3810192" table:style-name="ce55">
            <text:p>3.810.192</text:p>
          </table:table-cell>
          <table:table-cell office:value-type="percentage" office:value="0.9563826160992499" table:style-name="ce56">
            <text:p>95,6%</text:p>
          </table:table-cell>
          <table:table-cell office:value-type="float" office:value="39099907" table:style-name="ce55">
            <text:p>39.099.907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686681079519362" table:style-name="ce56">
            <text:p>92,7%</text:p>
          </table:table-cell>
          <table:table-cell office:value-type="percentage" office:value="0.82491522920978189" table:style-name="ce56">
            <text:p>82,5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859" table:style-name="ce61">
            <text:p>998.859</text:p>
          </table:table-cell>
          <table:table-cell office:value-type="percentage" office:value="0.92153485351155262" table:style-name="ce62">
            <text:p>92,2%</text:p>
          </table:table-cell>
          <table:table-cell office:value-type="float" office:value="873482" table:style-name="ce61">
            <text:p>873.482</text:p>
          </table:table-cell>
          <table:table-cell office:value-type="percentage" office:value="0.9348582485950081" table:style-name="ce62">
            <text:p>93,5%</text:p>
          </table:table-cell>
          <table:table-cell office:value-type="float" office:value="889150" table:style-name="ce61">
            <text:p>889.150</text:p>
          </table:table-cell>
          <table:table-cell office:value-type="percentage" office:value="0.72651639819782421" table:style-name="ce62">
            <text:p>72,7%</text:p>
          </table:table-cell>
          <table:table-cell office:value-type="float" office:value="719862" table:style-name="ce61">
            <text:p>719.862</text:p>
          </table:table-cell>
          <table:table-cell office:value-type="percentage" office:value="0.56679458733380683" table:style-name="ce62">
            <text:p>56,7%</text:p>
          </table:table-cell>
          <table:table-cell office:value-type="float" office:value="400023" table:style-name="ce61">
            <text:p>400.023</text:p>
          </table:table-cell>
          <table:table-cell office:value-type="percentage" office:value="0.41881480132044713" table:style-name="ce62">
            <text:p>41,9%</text:p>
          </table:table-cell>
          <table:table-cell office:value-type="float" office:value="283622" table:style-name="ce61">
            <text:p>283.622</text:p>
          </table:table-cell>
          <table:table-cell office:value-type="percentage" office:value="0.35642725728130936" table:style-name="ce62">
            <text:p>35,6%</text:p>
          </table:table-cell>
          <table:table-cell office:value-type="float" office:value="32670" table:style-name="ce61">
            <text:p>32.670</text:p>
          </table:table-cell>
          <table:table-cell office:value-type="percentage" office:value="0.19478661117802076" table:style-name="ce46">
            <text:p>19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929" table:style-name="ce7">
            <text:p>201.929</text:p>
          </table:table-cell>
          <table:table-cell office:value-type="percentage" office:value="0.91871098655116568" table:style-name="ce49">
            <text:p>91,9%</text:p>
          </table:table-cell>
          <table:table-cell office:value-type="float" office:value="144911" table:style-name="ce7">
            <text:p>144.911</text:p>
          </table:table-cell>
          <table:table-cell office:value-type="percentage" office:value="0.93157404133586197" table:style-name="ce49">
            <text:p>93,2%</text:p>
          </table:table-cell>
          <table:table-cell office:value-type="float" office:value="140630" table:style-name="ce7">
            <text:p>140.630</text:p>
          </table:table-cell>
          <table:table-cell office:value-type="percentage" office:value="0.74609128384149737" table:style-name="ce49">
            <text:p>74,6%</text:p>
          </table:table-cell>
          <table:table-cell office:value-type="float" office:value="110956" table:style-name="ce7">
            <text:p>110.956</text:p>
          </table:table-cell>
          <table:table-cell office:value-type="percentage" office:value="0.58033808945981002" table:style-name="ce49">
            <text:p>58,0%</text:p>
          </table:table-cell>
          <table:table-cell office:value-type="float" office:value="56524" table:style-name="ce7">
            <text:p>56.524</text:p>
          </table:table-cell>
          <table:table-cell office:value-type="percentage" office:value="0.43425551039850036" table:style-name="ce49">
            <text:p>43,4%</text:p>
          </table:table-cell>
          <table:table-cell office:value-type="float" office:value="42612" table:style-name="ce7">
            <text:p>42.612</text:p>
          </table:table-cell>
          <table:table-cell office:value-type="percentage" office:value="0.39272646839257902" table:style-name="ce49">
            <text:p>39,3%</text:p>
          </table:table-cell>
          <table:table-cell office:value-type="float" office:value="9486" table:style-name="ce7">
            <text:p>9.486</text:p>
          </table:table-cell>
          <table:table-cell office:value-type="percentage" office:value="0.41975308641975306" table:style-name="ce49">
            <text:p>42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2117" table:style-name="ce7">
            <text:p>192.117</text:p>
          </table:table-cell>
          <table:table-cell office:value-type="percentage" office:value="0.94495078919280506" table:style-name="ce49">
            <text:p>94,5%</text:p>
          </table:table-cell>
          <table:table-cell office:value-type="float" office:value="142744" table:style-name="ce7">
            <text:p>142.744</text:p>
          </table:table-cell>
          <table:table-cell office:value-type="percentage" office:value="0.95453481607296897" table:style-name="ce49">
            <text:p>95,5%</text:p>
          </table:table-cell>
          <table:table-cell office:value-type="float" office:value="145234" table:style-name="ce7">
            <text:p>145.234</text:p>
          </table:table-cell>
          <table:table-cell office:value-type="percentage" office:value="0.93710841974177483" table:style-name="ce49">
            <text:p>93,7%</text:p>
          </table:table-cell>
          <table:table-cell office:value-type="float" office:value="127993" table:style-name="ce7">
            <text:p>127.993</text:p>
          </table:table-cell>
          <table:table-cell office:value-type="percentage" office:value="0.83991521642124056" table:style-name="ce49">
            <text:p>84,0%</text:p>
          </table:table-cell>
          <table:table-cell office:value-type="float" office:value="62828" table:style-name="ce7">
            <text:p>62.828</text:p>
          </table:table-cell>
          <table:table-cell office:value-type="percentage" office:value="0.68344791576016017" table:style-name="ce49">
            <text:p>68,3%</text:p>
          </table:table-cell>
          <table:table-cell office:value-type="float" office:value="44312" table:style-name="ce7">
            <text:p>44.312</text:p>
          </table:table-cell>
          <table:table-cell office:value-type="percentage" office:value="0.65728228785024545" table:style-name="ce49">
            <text:p>65,7%</text:p>
          </table:table-cell>
          <table:table-cell office:value-type="float" office:value="9993" table:style-name="ce7">
            <text:p>9.993</text:p>
          </table:table-cell>
          <table:table-cell office:value-type="percentage" office:value="0.69468196037539098" table:style-name="ce49">
            <text:p>69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272" table:style-name="ce7">
            <text:p>120.272</text:p>
          </table:table-cell>
          <table:table-cell office:value-type="percentage" office:value="0.91604402300163756" table:style-name="ce49">
            <text:p>91,6%</text:p>
          </table:table-cell>
          <table:table-cell office:value-type="float" office:value="99154" table:style-name="ce7">
            <text:p>99.154</text:p>
          </table:table-cell>
          <table:table-cell office:value-type="percentage" office:value="0.88389880368699747" table:style-name="ce49">
            <text:p>88,4%</text:p>
          </table:table-cell>
          <table:table-cell office:value-type="float" office:value="110103" table:style-name="ce7">
            <text:p>110.103</text:p>
          </table:table-cell>
          <table:table-cell office:value-type="percentage" office:value="0.71912453382275143" table:style-name="ce49">
            <text:p>71,9%</text:p>
          </table:table-cell>
          <table:table-cell office:value-type="float" office:value="84232" table:style-name="ce7">
            <text:p>84.232</text:p>
          </table:table-cell>
          <table:table-cell office:value-type="percentage" office:value="0.48726195710021519" table:style-name="ce49">
            <text:p>48,7%</text:p>
          </table:table-cell>
          <table:table-cell office:value-type="float" office:value="38934" table:style-name="ce7">
            <text:p>38.934</text:p>
          </table:table-cell>
          <table:table-cell office:value-type="percentage" office:value="0.29148979179300588" table:style-name="ce49">
            <text:p>29,1%</text:p>
          </table:table-cell>
          <table:table-cell office:value-type="float" office:value="26383" table:style-name="ce7">
            <text:p>26.383</text:p>
          </table:table-cell>
          <table:table-cell office:value-type="percentage" office:value="0.2564917704474971" table:style-name="ce49">
            <text:p>25,6%</text:p>
          </table:table-cell>
          <table:table-cell office:value-type="float" office:value="3059" table:style-name="ce7">
            <text:p>3.059</text:p>
          </table:table-cell>
          <table:table-cell office:value-type="percentage" office:value="0.15375722543352602" table:style-name="ce49">
            <text:p>15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486" table:style-name="ce7">
            <text:p>224.486</text:p>
          </table:table-cell>
          <table:table-cell office:value-type="percentage" office:value="0.91641526610358381" table:style-name="ce49">
            <text:p>91,6%</text:p>
          </table:table-cell>
          <table:table-cell office:value-type="float" office:value="199728" table:style-name="ce7">
            <text:p>199.728</text:p>
          </table:table-cell>
          <table:table-cell office:value-type="percentage" office:value="0.88516220528275125" table:style-name="ce49">
            <text:p>88,5%</text:p>
          </table:table-cell>
          <table:table-cell office:value-type="float" office:value="245223" table:style-name="ce7">
            <text:p>245.223</text:p>
          </table:table-cell>
          <table:table-cell office:value-type="percentage" office:value="0.75506898749572771" table:style-name="ce49">
            <text:p>75,5%</text:p>
          </table:table-cell>
          <table:table-cell office:value-type="float" office:value="191197" table:style-name="ce7">
            <text:p>191.197</text:p>
          </table:table-cell>
          <table:table-cell office:value-type="percentage" office:value="0.5928037701919201" table:style-name="ce49">
            <text:p>59,3%</text:p>
          </table:table-cell>
          <table:table-cell office:value-type="float" office:value="86044" table:style-name="ce7">
            <text:p>86.044</text:p>
          </table:table-cell>
          <table:table-cell office:value-type="percentage" office:value="0.36771568744764865" table:style-name="ce49">
            <text:p>36,8%</text:p>
          </table:table-cell>
          <table:table-cell office:value-type="float" office:value="50491" table:style-name="ce7">
            <text:p>50.491</text:p>
          </table:table-cell>
          <table:table-cell office:value-type="percentage" office:value="0.26292876745142763" table:style-name="ce49">
            <text:p>26,3%</text:p>
          </table:table-cell>
          <table:table-cell office:value-type="float" office:value="5391" table:style-name="ce7">
            <text:p>5.391</text:p>
          </table:table-cell>
          <table:table-cell office:value-type="percentage" office:value="0.13168372456581742" table:style-name="ce49">
            <text:p>13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36" table:style-name="ce7">
            <text:p>92.336</text:p>
          </table:table-cell>
          <table:table-cell office:value-type="percentage" office:value="0.93839305676944651" table:style-name="ce49">
            <text:p>93,8%</text:p>
          </table:table-cell>
          <table:table-cell office:value-type="float" office:value="75850" table:style-name="ce7">
            <text:p>75.850</text:p>
          </table:table-cell>
          <table:table-cell office:value-type="percentage" office:value="0.98275482307821871" table:style-name="ce49">
            <text:p>98,3%</text:p>
          </table:table-cell>
          <table:table-cell office:value-type="float" office:value="71823" table:style-name="ce7">
            <text:p>71.823</text:p>
          </table:table-cell>
          <table:table-cell office:value-type="percentage" office:value="0.84370594868903304" table:style-name="ce49">
            <text:p>84,4%</text:p>
          </table:table-cell>
          <table:table-cell office:value-type="float" office:value="61708" table:style-name="ce7">
            <text:p>61.708</text:p>
          </table:table-cell>
          <table:table-cell office:value-type="percentage" office:value="0.69077923677110964" table:style-name="ce49">
            <text:p>69,1%</text:p>
          </table:table-cell>
          <table:table-cell office:value-type="float" office:value="31087" table:style-name="ce7">
            <text:p>31.087</text:p>
          </table:table-cell>
          <table:table-cell office:value-type="percentage" office:value="0.54767273880412948" table:style-name="ce49">
            <text:p>54,8%</text:p>
          </table:table-cell>
          <table:table-cell office:value-type="float" office:value="19668" table:style-name="ce7">
            <text:p>19.668</text:p>
          </table:table-cell>
          <table:table-cell office:value-type="percentage" office:value="0.4531275198709826" table:style-name="ce49">
            <text:p>45,3%</text:p>
          </table:table-cell>
          <table:table-cell office:value-type="float" office:value="2615" table:style-name="ce7">
            <text:p>2.615</text:p>
          </table:table-cell>
          <table:table-cell office:value-type="percentage" office:value="0.26297264682220434" table:style-name="ce49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5953" table:style-name="ce7">
            <text:p>445.953</text:p>
          </table:table-cell>
          <table:table-cell office:value-type="percentage" office:value="0.93108610322365126" table:style-name="ce49">
            <text:p>93,1%</text:p>
          </table:table-cell>
          <table:table-cell office:value-type="float" office:value="297210" table:style-name="ce7">
            <text:p>297.210</text:p>
          </table:table-cell>
          <table:table-cell office:value-type="percentage" office:value="0.91756969528572752" table:style-name="ce49">
            <text:p>91,8%</text:p>
          </table:table-cell>
          <table:table-cell office:value-type="float" office:value="305407" table:style-name="ce7">
            <text:p>305.407</text:p>
          </table:table-cell>
          <table:table-cell office:value-type="percentage" office:value="0.85923885673772438" table:style-name="ce49">
            <text:p>85,9%</text:p>
          </table:table-cell>
          <table:table-cell office:value-type="float" office:value="231267" table:style-name="ce7">
            <text:p>231.267</text:p>
          </table:table-cell>
          <table:table-cell office:value-type="percentage" office:value="0.71397434512140534" table:style-name="ce49">
            <text:p>71,4%</text:p>
          </table:table-cell>
          <table:table-cell office:value-type="float" office:value="123777" table:style-name="ce7">
            <text:p>123.777</text:p>
          </table:table-cell>
          <table:table-cell office:value-type="percentage" office:value="0.57233949090236513" table:style-name="ce49">
            <text:p>57,2%</text:p>
          </table:table-cell>
          <table:table-cell office:value-type="float" office:value="93033" table:style-name="ce7">
            <text:p>93.033</text:p>
          </table:table-cell>
          <table:table-cell office:value-type="percentage" office:value="0.52158775544529479" table:style-name="ce49">
            <text:p>52,2%</text:p>
          </table:table-cell>
          <table:table-cell office:value-type="float" office:value="11425" table:style-name="ce7">
            <text:p>11.425</text:p>
          </table:table-cell>
          <table:table-cell office:value-type="percentage" office:value="0.306357761510203" table:style-name="ce49">
            <text:p>30,6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472" table:style-name="ce7">
            <text:p>274.472</text:p>
          </table:table-cell>
          <table:table-cell office:value-type="percentage" office:value="0.92949666600065695" table:style-name="ce49">
            <text:p>92,9%</text:p>
          </table:table-cell>
          <table:table-cell office:value-type="float" office:value="210372" table:style-name="ce7">
            <text:p>210.372</text:p>
          </table:table-cell>
          <table:table-cell office:value-type="percentage" office:value="0.94314804104854" table:style-name="ce49">
            <text:p>94,3%</text:p>
          </table:table-cell>
          <table:table-cell office:value-type="float" office:value="230515" table:style-name="ce7">
            <text:p>230.515</text:p>
          </table:table-cell>
          <table:table-cell office:value-type="percentage" office:value="0.80449440555047569" table:style-name="ce49">
            <text:p>80,4%</text:p>
          </table:table-cell>
          <table:table-cell office:value-type="float" office:value="186396" table:style-name="ce7">
            <text:p>186.396</text:p>
          </table:table-cell>
          <table:table-cell office:value-type="percentage" office:value="0.64942947232723025" table:style-name="ce49">
            <text:p>64,9%</text:p>
          </table:table-cell>
          <table:table-cell office:value-type="float" office:value="99147" table:style-name="ce7">
            <text:p>99.147</text:p>
          </table:table-cell>
          <table:table-cell office:value-type="percentage" office:value="0.47951075365024398" table:style-name="ce49">
            <text:p>48,0%</text:p>
          </table:table-cell>
          <table:table-cell office:value-type="float" office:value="71830" table:style-name="ce7">
            <text:p>71.830</text:p>
          </table:table-cell>
          <table:table-cell office:value-type="percentage" office:value="0.41189760763355276" table:style-name="ce49">
            <text:p>41,2%</text:p>
          </table:table-cell>
          <table:table-cell office:value-type="float" office:value="10047" table:style-name="ce7">
            <text:p>10.047</text:p>
          </table:table-cell>
          <table:table-cell office:value-type="percentage" office:value="0.27292730631315876" table:style-name="ce49">
            <text:p>27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7689" table:style-name="ce7">
            <text:p>977.689</text:p>
          </table:table-cell>
          <table:table-cell office:value-type="percentage" office:value="0.91008090940232045" table:style-name="ce49">
            <text:p>91,0%</text:p>
          </table:table-cell>
          <table:table-cell office:value-type="float" office:value="732302" table:style-name="ce7">
            <text:p>732.302</text:p>
          </table:table-cell>
          <table:table-cell office:value-type="percentage" office:value="0.91270327939138329" table:style-name="ce49">
            <text:p>91,3%</text:p>
          </table:table-cell>
          <table:table-cell office:value-type="float" office:value="785940" table:style-name="ce7">
            <text:p>785.940</text:p>
          </table:table-cell>
          <table:table-cell office:value-type="percentage" office:value="0.75578711717325575" table:style-name="ce49">
            <text:p>75,6%</text:p>
          </table:table-cell>
          <table:table-cell office:value-type="float" office:value="676839" table:style-name="ce7">
            <text:p>676.839</text:p>
          </table:table-cell>
          <table:table-cell office:value-type="percentage" office:value="0.58539452175642837" table:style-name="ce49">
            <text:p>58,5%</text:p>
          </table:table-cell>
          <table:table-cell office:value-type="float" office:value="347064" table:style-name="ce7">
            <text:p>347.064</text:p>
          </table:table-cell>
          <table:table-cell office:value-type="percentage" office:value="0.42362849627409932" table:style-name="ce49">
            <text:p>42,4%</text:p>
          </table:table-cell>
          <table:table-cell office:value-type="float" office:value="233656" table:style-name="ce7">
            <text:p>233.656</text:p>
          </table:table-cell>
          <table:table-cell office:value-type="percentage" office:value="0.34155040754037397" table:style-name="ce49">
            <text:p>34,2%</text:p>
          </table:table-cell>
          <table:table-cell office:value-type="float" office:value="29463" table:style-name="ce7">
            <text:p>29.463</text:p>
          </table:table-cell>
          <table:table-cell office:value-type="percentage" office:value="0.20749468287392425" table:style-name="ce49">
            <text:p>20,7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3619" table:style-name="ce7">
            <text:p>683.619</text:p>
          </table:table-cell>
          <table:table-cell office:value-type="percentage" office:value="0.93502342280731754" table:style-name="ce49">
            <text:p>93,5%</text:p>
          </table:table-cell>
          <table:table-cell office:value-type="float" office:value="556291" table:style-name="ce7">
            <text:p>556.291</text:p>
          </table:table-cell>
          <table:table-cell office:value-type="percentage" office:value="0.9597826780837162" table:style-name="ce49">
            <text:p>96,0%</text:p>
          </table:table-cell>
          <table:table-cell office:value-type="float" office:value="602201" table:style-name="ce7">
            <text:p>602.201</text:p>
          </table:table-cell>
          <table:table-cell office:value-type="percentage" office:value="0.82095406100297463" table:style-name="ce49">
            <text:p>82,1%</text:p>
          </table:table-cell>
          <table:table-cell office:value-type="float" office:value="521953" table:style-name="ce7">
            <text:p>521.953</text:p>
          </table:table-cell>
          <table:table-cell office:value-type="percentage" office:value="0.67816312980977245" table:style-name="ce49">
            <text:p>67,8%</text:p>
          </table:table-cell>
          <table:table-cell office:value-type="float" office:value="285975" table:style-name="ce7">
            <text:p>285.975</text:p>
          </table:table-cell>
          <table:table-cell office:value-type="percentage" office:value="0.53948589668130575" table:style-name="ce49">
            <text:p>53,9%</text:p>
          </table:table-cell>
          <table:table-cell office:value-type="float" office:value="219239" table:style-name="ce7">
            <text:p>219.239</text:p>
          </table:table-cell>
          <table:table-cell office:value-type="percentage" office:value="0.49065416377593268" table:style-name="ce49">
            <text:p>49,1%</text:p>
          </table:table-cell>
          <table:table-cell office:value-type="float" office:value="45108" table:style-name="ce7">
            <text:p>45.108</text:p>
          </table:table-cell>
          <table:table-cell office:value-type="percentage" office:value="0.47268154668343287" table:style-name="ce49">
            <text:p>47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909" table:style-name="ce7">
            <text:p>154.909</text:p>
          </table:table-cell>
          <table:table-cell office:value-type="percentage" office:value="0.89307374780924265" table:style-name="ce49">
            <text:p>89,3%</text:p>
          </table:table-cell>
          <table:table-cell office:value-type="float" office:value="127202" table:style-name="ce7">
            <text:p>127.202</text:p>
          </table:table-cell>
          <table:table-cell office:value-type="percentage" office:value="0.95726251307560906" table:style-name="ce49">
            <text:p>95,7%</text:p>
          </table:table-cell>
          <table:table-cell office:value-type="float" office:value="134419" table:style-name="ce7">
            <text:p>134.419</text:p>
          </table:table-cell>
          <table:table-cell office:value-type="percentage" office:value="0.83188825557144008" table:style-name="ce49">
            <text:p>83,2%</text:p>
          </table:table-cell>
          <table:table-cell office:value-type="float" office:value="104121" table:style-name="ce7">
            <text:p>104.121</text:p>
          </table:table-cell>
          <table:table-cell office:value-type="percentage" office:value="0.71209914031884114" table:style-name="ce49">
            <text:p>71,2%</text:p>
          </table:table-cell>
          <table:table-cell office:value-type="float" office:value="69123" table:style-name="ce7">
            <text:p>69.123</text:p>
          </table:table-cell>
          <table:table-cell office:value-type="percentage" office:value="0.60988909182349982" table:style-name="ce49">
            <text:p>61,0%</text:p>
          </table:table-cell>
          <table:table-cell office:value-type="float" office:value="47210" table:style-name="ce7">
            <text:p>47.210</text:p>
          </table:table-cell>
          <table:table-cell office:value-type="percentage" office:value="0.50467149851409998" table:style-name="ce49">
            <text:p>50,5%</text:p>
          </table:table-cell>
          <table:table-cell office:value-type="float" office:value="5354" table:style-name="ce7">
            <text:p>5.354</text:p>
          </table:table-cell>
          <table:table-cell office:value-type="percentage" office:value="0.27833229361613643" table:style-name="ce49">
            <text:p>27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613" table:style-name="ce7">
            <text:p>507.613</text:p>
          </table:table-cell>
          <table:table-cell office:value-type="percentage" office:value="0.95184992808804203" table:style-name="ce49">
            <text:p>95,2%</text:p>
          </table:table-cell>
          <table:table-cell office:value-type="float" office:value="337849" table:style-name="ce7">
            <text:p>337.849</text:p>
          </table:table-cell>
          <table:table-cell office:value-type="percentage" office:value="0.97037315747751063" table:style-name="ce49">
            <text:p>97,0%</text:p>
          </table:table-cell>
          <table:table-cell office:value-type="float" office:value="377053" table:style-name="ce7">
            <text:p>377.053</text:p>
          </table:table-cell>
          <table:table-cell office:value-type="percentage" office:value="0.95940042085550203" table:style-name="ce49">
            <text:p>95,9%</text:p>
          </table:table-cell>
          <table:table-cell office:value-type="float" office:value="386645" table:style-name="ce7">
            <text:p>386.645</text:p>
          </table:table-cell>
          <table:table-cell office:value-type="percentage" office:value="0.93985026374000336" table:style-name="ce49">
            <text:p>94,0%</text:p>
          </table:table-cell>
          <table:table-cell office:value-type="float" office:value="200735" table:style-name="ce7">
            <text:p>200.735</text:p>
          </table:table-cell>
          <table:table-cell office:value-type="percentage" office:value="0.75068342539163735" table:style-name="ce49">
            <text:p>75,1%</text:p>
          </table:table-cell>
          <table:table-cell office:value-type="float" office:value="142382" table:style-name="ce7">
            <text:p>142.382</text:p>
          </table:table-cell>
          <table:table-cell office:value-type="percentage" office:value="0.70308279550246655" table:style-name="ce49">
            <text:p>70,3%</text:p>
          </table:table-cell>
          <table:table-cell office:value-type="float" office:value="19868" table:style-name="ce7">
            <text:p>19.868</text:p>
          </table:table-cell>
          <table:table-cell office:value-type="percentage" office:value="0.47630235178481528" table:style-name="ce49">
            <text:p>47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944" table:style-name="ce7">
            <text:p>45.944</text:p>
          </table:table-cell>
          <table:table-cell office:value-type="percentage" office:value="0.82292674189503856" table:style-name="ce49">
            <text:p>82,3%</text:p>
          </table:table-cell>
          <table:table-cell office:value-type="float" office:value="36766" table:style-name="ce7">
            <text:p>36.766</text:p>
          </table:table-cell>
          <table:table-cell office:value-type="percentage" office:value="0.92593245523459344" table:style-name="ce49">
            <text:p>92,6%</text:p>
          </table:table-cell>
          <table:table-cell office:value-type="float" office:value="36914" table:style-name="ce7">
            <text:p>36.914</text:p>
          </table:table-cell>
          <table:table-cell office:value-type="percentage" office:value="0.79720974429854874" table:style-name="ce49">
            <text:p>79,7%</text:p>
          </table:table-cell>
          <table:table-cell office:value-type="float" office:value="32746" table:style-name="ce7">
            <text:p>32.746</text:p>
          </table:table-cell>
          <table:table-cell office:value-type="percentage" office:value="0.67325959126608825" table:style-name="ce49">
            <text:p>67,3%</text:p>
          </table:table-cell>
          <table:table-cell office:value-type="float" office:value="16660" table:style-name="ce7">
            <text:p>16.660</text:p>
          </table:table-cell>
          <table:table-cell office:value-type="percentage" office:value="0.51354767115686939" table:style-name="ce49">
            <text:p>51,4%</text:p>
          </table:table-cell>
          <table:table-cell office:value-type="float" office:value="10854" table:style-name="ce7">
            <text:p>10.854</text:p>
          </table:table-cell>
          <table:table-cell office:value-type="percentage" office:value="0.42578063706260788" table:style-name="ce49">
            <text:p>42,6%</text:p>
          </table:table-cell>
          <table:table-cell office:value-type="float" office:value="1582" table:style-name="ce7">
            <text:p>1.582</text:p>
          </table:table-cell>
          <table:table-cell office:value-type="percentage" office:value="0.28478847884788477" table:style-name="ce49">
            <text:p>28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31687" table:style-name="ce7">
            <text:p>831.687</text:p>
          </table:table-cell>
          <table:table-cell office:value-type="percentage" office:value="0.94180468769463177" table:style-name="ce49">
            <text:p>94,2%</text:p>
          </table:table-cell>
          <table:table-cell office:value-type="float" office:value="623725" table:style-name="ce7">
            <text:p>623.725</text:p>
          </table:table-cell>
          <table:table-cell office:value-type="percentage" office:value="0.90272470966920237" table:style-name="ce49">
            <text:p>90,3%</text:p>
          </table:table-cell>
          <table:table-cell office:value-type="float" office:value="707548" table:style-name="ce7">
            <text:p>707.548</text:p>
          </table:table-cell>
          <table:table-cell office:value-type="percentage" office:value="0.73616264189027503" table:style-name="ce49">
            <text:p>73,6%</text:p>
          </table:table-cell>
          <table:table-cell office:value-type="float" office:value="608334" table:style-name="ce7">
            <text:p>608.334</text:p>
          </table:table-cell>
          <table:table-cell office:value-type="percentage" office:value="0.57816038753493904" table:style-name="ce49">
            <text:p>57,8%</text:p>
          </table:table-cell>
          <table:table-cell office:value-type="float" office:value="345206" table:style-name="ce7">
            <text:p>345.206</text:p>
          </table:table-cell>
          <table:table-cell office:value-type="percentage" office:value="0.44678763719196524" table:style-name="ce49">
            <text:p>44,7%</text:p>
          </table:table-cell>
          <table:table-cell office:value-type="float" office:value="243472" table:style-name="ce7">
            <text:p>243.472</text:p>
          </table:table-cell>
          <table:table-cell office:value-type="percentage" office:value="0.3875048344201163" table:style-name="ce49">
            <text:p>38,8%</text:p>
          </table:table-cell>
          <table:table-cell office:value-type="float" office:value="26228" table:style-name="ce7">
            <text:p>26.228</text:p>
          </table:table-cell>
          <table:table-cell office:value-type="percentage" office:value="0.21366483914853404" table:style-name="ce49">
            <text:p>21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494" table:style-name="ce7">
            <text:p>161.494</text:p>
          </table:table-cell>
          <table:table-cell office:value-type="percentage" office:value="0.87645108244373404" table:style-name="ce49">
            <text:p>87,6%</text:p>
          </table:table-cell>
          <table:table-cell office:value-type="float" office:value="133802" table:style-name="ce7">
            <text:p>133.802</text:p>
          </table:table-cell>
          <table:table-cell office:value-type="percentage" office:value="0.86899651237554631" table:style-name="ce49">
            <text:p>86,9%</text:p>
          </table:table-cell>
          <table:table-cell office:value-type="float" office:value="152514" table:style-name="ce7">
            <text:p>152.514</text:p>
          </table:table-cell>
          <table:table-cell office:value-type="percentage" office:value="0.71971119815015805" table:style-name="ce49">
            <text:p>72,0%</text:p>
          </table:table-cell>
          <table:table-cell office:value-type="float" office:value="131551" table:style-name="ce7">
            <text:p>131.551</text:p>
          </table:table-cell>
          <table:table-cell office:value-type="percentage" office:value="0.5579514367511399" table:style-name="ce49">
            <text:p>55,8%</text:p>
          </table:table-cell>
          <table:table-cell office:value-type="float" office:value="63753" table:style-name="ce7">
            <text:p>63.753</text:p>
          </table:table-cell>
          <table:table-cell office:value-type="percentage" office:value="0.37114464354326032" table:style-name="ce49">
            <text:p>37,1%</text:p>
          </table:table-cell>
          <table:table-cell office:value-type="float" office:value="46878" table:style-name="ce7">
            <text:p>46.878</text:p>
          </table:table-cell>
          <table:table-cell office:value-type="percentage" office:value="0.32228745857796964" table:style-name="ce49">
            <text:p>32,2%</text:p>
          </table:table-cell>
          <table:table-cell office:value-type="float" office:value="5349" table:style-name="ce7">
            <text:p>5.349</text:p>
          </table:table-cell>
          <table:table-cell office:value-type="percentage" office:value="0.17495829653615935" table:style-name="ce49">
            <text:p>17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221" table:style-name="ce7">
            <text:p>93.221</text:p>
          </table:table-cell>
          <table:table-cell office:value-type="percentage" office:value="0.94913304214138083" table:style-name="ce49">
            <text:p>94,9%</text:p>
          </table:table-cell>
          <table:table-cell office:value-type="float" office:value="71438" table:style-name="ce7">
            <text:p>71.438</text:p>
          </table:table-cell>
          <table:table-cell office:value-type="percentage" office:value="0.98403515296775346" table:style-name="ce49">
            <text:p>98,4%</text:p>
          </table:table-cell>
          <table:table-cell office:value-type="float" office:value="75243" table:style-name="ce7">
            <text:p>75.243</text:p>
          </table:table-cell>
          <table:table-cell office:value-type="percentage" office:value="0.81298081078744922" table:style-name="ce49">
            <text:p>81,3%</text:p>
          </table:table-cell>
          <table:table-cell office:value-type="float" office:value="62549" table:style-name="ce7">
            <text:p>62.549</text:p>
          </table:table-cell>
          <table:table-cell office:value-type="percentage" office:value="0.64888220343378811" table:style-name="ce49">
            <text:p>64,9%</text:p>
          </table:table-cell>
          <table:table-cell office:value-type="float" office:value="31392" table:style-name="ce7">
            <text:p>31.392</text:p>
          </table:table-cell>
          <table:table-cell office:value-type="percentage" office:value="0.47819397687632337" table:style-name="ce49">
            <text:p>47,8%</text:p>
          </table:table-cell>
          <table:table-cell office:value-type="float" office:value="23897" table:style-name="ce7">
            <text:p>23.897</text:p>
          </table:table-cell>
          <table:table-cell office:value-type="percentage" office:value="0.40298482293423271" table:style-name="ce49">
            <text:p>40,3%</text:p>
          </table:table-cell>
          <table:table-cell office:value-type="float" office:value="3255" table:style-name="ce7">
            <text:p>3.255</text:p>
          </table:table-cell>
          <table:table-cell office:value-type="percentage" office:value="0.24407618476304738" table:style-name="ce49">
            <text:p>24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4233" table:style-name="ce7">
            <text:p>344.233</text:p>
          </table:table-cell>
          <table:table-cell office:value-type="percentage" office:value="0.91302191360808005" table:style-name="ce49">
            <text:p>91,3%</text:p>
          </table:table-cell>
          <table:table-cell office:value-type="float" office:value="254043" table:style-name="ce7">
            <text:p>254.043</text:p>
          </table:table-cell>
          <table:table-cell office:value-type="percentage" office:value="0.91679508045860869" table:style-name="ce49">
            <text:p>91,7%</text:p>
          </table:table-cell>
          <table:table-cell office:value-type="float" office:value="261459" table:style-name="ce7">
            <text:p>261.459</text:p>
          </table:table-cell>
          <table:table-cell office:value-type="percentage" office:value="0.80174356741374919" table:style-name="ce49">
            <text:p>80,2%</text:p>
          </table:table-cell>
          <table:table-cell office:value-type="float" office:value="189861" table:style-name="ce7">
            <text:p>189.861</text:p>
          </table:table-cell>
          <table:table-cell office:value-type="percentage" office:value="0.5850950396923229" table:style-name="ce49">
            <text:p>58,5%</text:p>
          </table:table-cell>
          <table:table-cell office:value-type="float" office:value="82574" table:style-name="ce7">
            <text:p>82.574</text:p>
          </table:table-cell>
          <table:table-cell office:value-type="percentage" office:value="0.39424582712654216" table:style-name="ce49">
            <text:p>39,4%</text:p>
          </table:table-cell>
          <table:table-cell office:value-type="float" office:value="55358" table:style-name="ce7">
            <text:p>55.358</text:p>
          </table:table-cell>
          <table:table-cell office:value-type="percentage" office:value="0.31972785186639791" table:style-name="ce49">
            <text:p>32,0%</text:p>
          </table:table-cell>
          <table:table-cell office:value-type="float" office:value="9411" table:style-name="ce7">
            <text:p>9.411</text:p>
          </table:table-cell>
          <table:table-cell office:value-type="percentage" office:value="0.24519944764336521" table:style-name="ce49">
            <text:p>24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669" table:style-name="ce7">
            <text:p>5.669</text:p>
          </table:table-cell>
          <table:table-cell office:value-type="percentage" office:value="0.90084220562529793" table:style-name="ce49">
            <text:p>90,1%</text:p>
          </table:table-cell>
          <table:table-cell office:value-type="float" office:value="7204" table:style-name="ce7">
            <text:p>7.204</text:p>
          </table:table-cell>
          <table:table-cell office:value-type="percentage" office:value="0.94268516095263022" table:style-name="ce49">
            <text:p>94,3%</text:p>
          </table:table-cell>
          <table:table-cell office:value-type="float" office:value="8916" table:style-name="ce7">
            <text:p>8.916</text:p>
          </table:table-cell>
          <table:table-cell office:value-type="percentage" office:value="0.8404977375565611" table:style-name="ce49">
            <text:p>84,0%</text:p>
          </table:table-cell>
          <table:table-cell office:value-type="float" office:value="8389" table:style-name="ce7">
            <text:p>8.389</text:p>
          </table:table-cell>
          <table:table-cell office:value-type="percentage" office:value="0.75035778175313061" table:style-name="ce49">
            <text:p>75,0%</text:p>
          </table:table-cell>
          <table:table-cell office:value-type="float" office:value="5729" table:style-name="ce7">
            <text:p>5.729</text:p>
          </table:table-cell>
          <table:table-cell office:value-type="percentage" office:value="0.61364610111396745" table:style-name="ce49">
            <text:p>61,4%</text:p>
          </table:table-cell>
          <table:table-cell office:value-type="float" office:value="4383" table:style-name="ce7">
            <text:p>4.383</text:p>
          </table:table-cell>
          <table:table-cell office:value-type="percentage" office:value="0.47964543663821407" table:style-name="ce49">
            <text:p>48,0%</text:p>
          </table:table-cell>
          <table:table-cell office:value-type="float" office:value="736" table:style-name="ce7">
            <text:p>736</text:p>
          </table:table-cell>
          <table:table-cell office:value-type="percentage" office:value="0.32069716775599127" table:style-name="ce49">
            <text:p>32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474" table:style-name="ce7">
            <text:p>4.474</text:p>
          </table:table-cell>
          <table:table-cell office:value-type="percentage" office:value="0.82485250737463123" table:style-name="ce49">
            <text:p>82,5%</text:p>
          </table:table-cell>
          <table:table-cell office:value-type="float" office:value="5981" table:style-name="ce7">
            <text:p>5.981</text:p>
          </table:table-cell>
          <table:table-cell office:value-type="percentage" office:value="0.80606469002695413" table:style-name="ce49">
            <text:p>80,6%</text:p>
          </table:table-cell>
          <table:table-cell office:value-type="float" office:value="7679" table:style-name="ce7">
            <text:p>7.679</text:p>
          </table:table-cell>
          <table:table-cell office:value-type="percentage" office:value="0.76241064336775222" table:style-name="ce49">
            <text:p>76,2%</text:p>
          </table:table-cell>
          <table:table-cell office:value-type="float" office:value="7322" table:style-name="ce7">
            <text:p>7.322</text:p>
          </table:table-cell>
          <table:table-cell office:value-type="percentage" office:value="0.69238770685579198" table:style-name="ce49">
            <text:p>69,2%</text:p>
          </table:table-cell>
          <table:table-cell office:value-type="float" office:value="4620" table:style-name="ce7">
            <text:p>4.620</text:p>
          </table:table-cell>
          <table:table-cell office:value-type="percentage" office:value="0.50569176882661993" table:style-name="ce49">
            <text:p>50,6%</text:p>
          </table:table-cell>
          <table:table-cell office:value-type="float" office:value="3792" table:style-name="ce7">
            <text:p>3.792</text:p>
          </table:table-cell>
          <table:table-cell office:value-type="percentage" office:value="0.39129088845320398" table:style-name="ce49">
            <text:p>39,1%</text:p>
          </table:table-cell>
          <table:table-cell office:value-type="float" office:value="753" table:style-name="ce7">
            <text:p>753</text:p>
          </table:table-cell>
          <table:table-cell office:value-type="percentage" office:value="0.31559094719195308" table:style-name="ce49">
            <text:p>31,6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67" table:style-name="ce7">
            <text:p>2.367</text:p>
          </table:table-cell>
          <table:table-cell office:value-type="percentage" office:value="0.63903887688984884" table:style-name="ce49">
            <text:p>63,9%</text:p>
          </table:table-cell>
          <table:table-cell office:value-type="float" office:value="7345" table:style-name="ce7">
            <text:p>7.345</text:p>
          </table:table-cell>
          <table:table-cell office:value-type="percentage" office:value="0.74538258575197891" table:style-name="ce49">
            <text:p>74,5%</text:p>
          </table:table-cell>
          <table:table-cell office:value-type="float" office:value="15083" table:style-name="ce7">
            <text:p>15.083</text:p>
          </table:table-cell>
          <table:table-cell office:value-type="percentage" office:value="0.66290159539401394" table:style-name="ce49">
            <text:p>66,3%</text:p>
          </table:table-cell>
          <table:table-cell office:value-type="float" office:value="14998" table:style-name="ce7">
            <text:p>14.998</text:p>
          </table:table-cell>
          <table:table-cell office:value-type="percentage" office:value="0.4602448829287753" table:style-name="ce49">
            <text:p>46,0%</text:p>
          </table:table-cell>
          <table:table-cell office:value-type="float" office:value="10495" table:style-name="ce7">
            <text:p>10.495</text:p>
          </table:table-cell>
          <table:table-cell office:value-type="percentage" office:value="0.42721647805910606" table:style-name="ce49">
            <text:p>42,7%</text:p>
          </table:table-cell>
          <table:table-cell office:value-type="float" office:value="197" table:style-name="ce7">
            <text:p>197</text:p>
          </table:table-cell>
          <table:table-cell office:value-type="percentage" office:value="0.15095785440613027" table:style-name="ce49">
            <text:p>15,1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5207667731629397" table:style-name="ce52">
            <text:p>95,2%</text:p>
          </table:table-cell>
          <table:table-cell office:value-type="float" office:value="691" table:style-name="ce7">
            <text:p>691</text:p>
          </table:table-cell>
          <table:table-cell office:value-type="percentage" office:value="0.74541531823085216" table:style-name="ce52">
            <text:p>74,5%</text:p>
          </table:table-cell>
          <table:table-cell office:value-type="float" office:value="925" table:style-name="ce7">
            <text:p>925</text:p>
          </table:table-cell>
          <table:table-cell office:value-type="percentage" office:value="0.46882919412062851" table:style-name="ce52">
            <text:p>46,9%</text:p>
          </table:table-cell>
          <table:table-cell office:value-type="float" office:value="1143" table:style-name="ce7">
            <text:p>1.143</text:p>
          </table:table-cell>
          <table:table-cell office:value-type="percentage" office:value="0.46710257458111976" table:style-name="ce52">
            <text:p>46,7%</text:p>
          </table:table-cell>
          <table:table-cell office:value-type="float" office:value="918" table:style-name="ce7">
            <text:p>918</text:p>
          </table:table-cell>
          <table:table-cell office:value-type="percentage" office:value="0.42897196261682241" table:style-name="ce52">
            <text:p>42,9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61060" table:style-name="ce66">
            <text:p>6.361.060</text:p>
          </table:table-cell>
          <table:table-cell office:value-type="percentage" office:value="0.92479755614991843" table:style-name="ce67">
            <text:p>92,48%</text:p>
          </table:table-cell>
          <table:table-cell office:value-type="float" office:value="4932719" table:style-name="ce66">
            <text:p>4.932.719</text:p>
          </table:table-cell>
          <table:table-cell office:value-type="percentage" office:value="0.92758850108353319" table:style-name="ce67">
            <text:p>92,76%</text:p>
          </table:table-cell>
          <table:table-cell office:value-type="float" office:value="5296007" table:style-name="ce66">
            <text:p>5.296.007</text:p>
          </table:table-cell>
          <table:table-cell office:value-type="percentage" office:value="0.78229923290166603" table:style-name="ce67">
            <text:p>78,23%</text:p>
          </table:table-cell>
          <table:table-cell office:value-type="float" office:value="4459929" table:style-name="ce66">
            <text:p>4.459.929</text:p>
          </table:table-cell>
          <table:table-cell office:value-type="percentage" office:value="0.62844712611204145" table:style-name="ce67">
            <text:p>62,84%</text:p>
          </table:table-cell>
          <table:table-cell office:value-type="float" office:value="2367336" table:style-name="ce66">
            <text:p>2.367.336</text:p>
          </table:table-cell>
          <table:table-cell office:value-type="percentage" office:value="0.46784094479786092" table:style-name="ce67">
            <text:p>46,78%</text:p>
          </table:table-cell>
          <table:table-cell office:value-type="float" office:value="1674485" table:style-name="ce66">
            <text:p>1.674.485</text:p>
          </table:table-cell>
          <table:table-cell office:value-type="percentage" office:value="0.40185119589299362" table:style-name="ce67">
            <text:p>40,19%</text:p>
          </table:table-cell>
          <table:table-cell office:value-type="float" office:value="232010" table:style-name="ce66">
            <text:p>232.010</text:p>
          </table:table-cell>
          <table:table-cell office:value-type="percentage" office:value="0.2683071244035628" table:style-name="ce67">
            <text:p>26,83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8708" table:style-name="ce8">
            <text:p>448.708</text:p>
          </table:table-cell>
          <table:table-cell office:value-type="percentage" office:value="0.6161244035563489" table:style-name="ce77">
            <text:p>61,6%</text:p>
          </table:table-cell>
          <table:table-cell office:value-type="float" office:value="358257" table:style-name="ce8">
            <text:p>358.257</text:p>
          </table:table-cell>
          <table:table-cell office:value-type="percentage" office:value="0.49192544025265184" table:style-name="ce77">
            <text:p>49,2%</text:p>
          </table:table-cell>
          <table:table-cell office:value-type="date" office:date-value="2022-06-21T00:00:00" table:style-name="ce11">
            <text:p>2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5116" table:style-name="ce8">
            <text:p>55.116</text:p>
          </table:table-cell>
          <table:table-cell office:value-type="percentage" office:value="0.53118735543562068" table:style-name="ce77">
            <text:p>53,1%</text:p>
          </table:table-cell>
          <table:table-cell office:value-type="float" office:value="44999" table:style-name="ce8">
            <text:p>44.999</text:p>
          </table:table-cell>
          <table:table-cell office:value-type="percentage" office:value="0.43368350038550502" table:style-name="ce77">
            <text:p>43,4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4080" table:style-name="ce8">
            <text:p>44.080</text:p>
          </table:table-cell>
          <table:table-cell office:value-type="percentage" office:value="0.7089210183502469" table:style-name="ce77">
            <text:p>70,9%</text:p>
          </table:table-cell>
          <table:table-cell office:value-type="float" office:value="38521" table:style-name="ce8">
            <text:p>38.521</text:p>
          </table:table-cell>
          <table:table-cell office:value-type="percentage" office:value="0.61951784364496054" table:style-name="ce77">
            <text:p>62,0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788" table:style-name="ce8">
            <text:p>33.788</text:p>
          </table:table-cell>
          <table:table-cell office:value-type="percentage" office:value="0.34540287460898367" table:style-name="ce77">
            <text:p>34,5%</text:p>
          </table:table-cell>
          <table:table-cell office:value-type="float" office:value="26150" table:style-name="ce8">
            <text:p>26.150</text:p>
          </table:table-cell>
          <table:table-cell office:value-type="percentage" office:value="0.26732227924188834" table:style-name="ce77">
            <text:p>26,7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665" table:style-name="ce8">
            <text:p>80.665</text:p>
          </table:table-cell>
          <table:table-cell office:value-type="percentage" office:value="0.51673884077281818" table:style-name="ce77">
            <text:p>51,7%</text:p>
          </table:table-cell>
          <table:table-cell office:value-type="float" office:value="61488" table:style-name="ce8">
            <text:p>61.488</text:p>
          </table:table-cell>
          <table:table-cell office:value-type="percentage" office:value="0.39389125198585556" table:style-name="ce77">
            <text:p>39,4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6031" table:style-name="ce8">
            <text:p>26.031</text:p>
          </table:table-cell>
          <table:table-cell office:value-type="percentage" office:value="0.60634506533740185" table:style-name="ce77">
            <text:p>60,6%</text:p>
          </table:table-cell>
          <table:table-cell office:value-type="float" office:value="23343" table:style-name="ce8">
            <text:p>23.343</text:p>
          </table:table-cell>
          <table:table-cell office:value-type="percentage" office:value="0.54373296685378869" table:style-name="ce77">
            <text:p>54,4%</text:p>
          </table:table-cell>
          <table:table-cell office:value-type="date" office:date-value="2022-06-21T00:00:00" table:style-name="ce11">
            <text:p>2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5071" table:style-name="ce8">
            <text:p>105.071</text:p>
          </table:table-cell>
          <table:table-cell office:value-type="percentage" office:value="0.66187707484235925" table:style-name="ce77">
            <text:p>66,2%</text:p>
          </table:table-cell>
          <table:table-cell office:value-type="float" office:value="94967" table:style-name="ce8">
            <text:p>94.967</text:p>
          </table:table-cell>
          <table:table-cell office:value-type="percentage" office:value="0.59822862794257525" table:style-name="ce77">
            <text:p>59,8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5299" table:style-name="ce8">
            <text:p>105.299</text:p>
          </table:table-cell>
          <table:table-cell office:value-type="percentage" office:value="0.61461190945915978" table:style-name="ce77">
            <text:p>61,5%</text:p>
          </table:table-cell>
          <table:table-cell office:value-type="float" office:value="86409" table:style-name="ce8">
            <text:p>86.409</text:p>
          </table:table-cell>
          <table:table-cell office:value-type="percentage" office:value="0.50435427197273031" table:style-name="ce77">
            <text:p>50,4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60467" table:style-name="ce8">
            <text:p>260.467</text:p>
          </table:table-cell>
          <table:table-cell office:value-type="percentage" office:value="0.40185478321777579" table:style-name="ce77">
            <text:p>40,2%</text:p>
          </table:table-cell>
          <table:table-cell office:value-type="float" office:value="201511" table:style-name="ce8">
            <text:p>201.511</text:p>
          </table:table-cell>
          <table:table-cell office:value-type="percentage" office:value="0.31089604142174332" table:style-name="ce77">
            <text:p>31,1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1574" table:style-name="ce8">
            <text:p>261.574</text:p>
          </table:table-cell>
          <table:table-cell office:value-type="percentage" office:value="0.63760591257885546" table:style-name="ce77">
            <text:p>63,8%</text:p>
          </table:table-cell>
          <table:table-cell office:value-type="float" office:value="195972" table:style-name="ce8">
            <text:p>195.972</text:p>
          </table:table-cell>
          <table:table-cell office:value-type="percentage" office:value="0.47769620031005938" table:style-name="ce77">
            <text:p>47,8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294" table:style-name="ce8">
            <text:p>60.294</text:p>
          </table:table-cell>
          <table:table-cell office:value-type="percentage" office:value="0.76726518458190707" table:style-name="ce77">
            <text:p>76,7%</text:p>
          </table:table-cell>
          <table:table-cell office:value-type="float" office:value="51404" table:style-name="ce8">
            <text:p>51.404</text:p>
          </table:table-cell>
          <table:table-cell office:value-type="percentage" office:value="0.65413639082244246" table:style-name="ce77">
            <text:p>65,4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8096" table:style-name="ce8">
            <text:p>138.096</text:p>
          </table:table-cell>
          <table:table-cell office:value-type="percentage" office:value="0.77766827911272296" table:style-name="ce77">
            <text:p>77,8%</text:p>
          </table:table-cell>
          <table:table-cell office:value-type="float" office:value="120849" table:style-name="ce8">
            <text:p>120.849</text:p>
          </table:table-cell>
          <table:table-cell office:value-type="percentage" office:value="0.68054421462238912" table:style-name="ce77">
            <text:p>68,1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978" table:style-name="ce8">
            <text:p>16.978</text:p>
          </table:table-cell>
          <table:table-cell office:value-type="percentage" office:value="0.66850415403394103" table:style-name="ce77">
            <text:p>66,9%</text:p>
          </table:table-cell>
          <table:table-cell office:value-type="float" office:value="14676" table:style-name="ce8">
            <text:p>14.676</text:p>
          </table:table-cell>
          <table:table-cell office:value-type="percentage" office:value="0.57786352718825063" table:style-name="ce77">
            <text:p>57,8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5847" table:style-name="ce8">
            <text:p>265.847</text:p>
          </table:table-cell>
          <table:table-cell office:value-type="percentage" office:value="0.46851478168921001" table:style-name="ce77">
            <text:p>46,9%</text:p>
          </table:table-cell>
          <table:table-cell office:value-type="float" office:value="230174" table:style-name="ce8">
            <text:p>230.174</text:p>
          </table:table-cell>
          <table:table-cell office:value-type="percentage" office:value="0.40564656121954445" table:style-name="ce77">
            <text:p>40,6%</text:p>
          </table:table-cell>
          <table:table-cell office:value-type="date" office:date-value="2022-06-21T00:00:00" table:style-name="ce11">
            <text:p>2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665" table:style-name="ce8">
            <text:p>71.665</text:p>
          </table:table-cell>
          <table:table-cell office:value-type="percentage" office:value="0.5128159258093139" table:style-name="ce77">
            <text:p>51,3%</text:p>
          </table:table-cell>
          <table:table-cell office:value-type="float" office:value="50589" table:style-name="ce8">
            <text:p>50.589</text:p>
          </table:table-cell>
          <table:table-cell office:value-type="percentage" office:value="0.36200160288519334" table:style-name="ce77">
            <text:p>36,2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544" table:style-name="ce8">
            <text:p>29.544</text:p>
          </table:table-cell>
          <table:table-cell office:value-type="percentage" office:value="0.52354202477361733" table:style-name="ce77">
            <text:p>52,4%</text:p>
          </table:table-cell>
          <table:table-cell office:value-type="float" office:value="25811" table:style-name="ce8">
            <text:p>25.811</text:p>
          </table:table-cell>
          <table:table-cell office:value-type="percentage" office:value="0.45739044142403995" table:style-name="ce77">
            <text:p>45,7%</text:p>
          </table:table-cell>
          <table:table-cell office:value-type="date" office:date-value="2022-06-20T00:00:00" table:style-name="ce11">
            <text:p>20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343" table:style-name="ce8">
            <text:p>86.343</text:p>
          </table:table-cell>
          <table:table-cell office:value-type="percentage" office:value="0.50736875506822265" table:style-name="ce77">
            <text:p>50,7%</text:p>
          </table:table-cell>
          <table:table-cell office:value-type="float" office:value="68514" table:style-name="ce8">
            <text:p>68.514</text:p>
          </table:table-cell>
          <table:table-cell office:value-type="percentage" office:value="0.4026019814547121" table:style-name="ce77">
            <text:p>40,3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34" table:style-name="ce8">
            <text:p>3.234</text:p>
          </table:table-cell>
          <table:table-cell office:value-type="percentage" office:value="0.35148353439843494" table:style-name="ce77">
            <text:p>35,1%</text:p>
          </table:table-cell>
          <table:table-cell office:value-type="float" office:value="2238" table:style-name="ce8">
            <text:p>2.238</text:p>
          </table:table-cell>
          <table:table-cell office:value-type="percentage" office:value="0.24323443104010434" table:style-name="ce77">
            <text:p>24,3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37" table:style-name="ce8">
            <text:p>3.637</text:p>
          </table:table-cell>
          <table:table-cell office:value-type="percentage" office:value="0.32842694599963879" table:style-name="ce77">
            <text:p>32,8%</text:p>
          </table:table-cell>
          <table:table-cell office:value-type="float" office:value="2130" table:style-name="ce8">
            <text:p>2.130</text:p>
          </table:table-cell>
          <table:table-cell office:value-type="percentage" office:value="0.19234242369514176" table:style-name="ce77">
            <text:p>19,2%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22T00:00:00" table:style-name="ce11">
            <text:p>22/06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17T00:00:00" table:style-name="ce11">
            <text:p>17/06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96437" table:style-name="ce82">
            <text:p>2.096.437</text:p>
          </table:table-cell>
          <table:table-cell office:value-type="percentage" office:value="0.54950114857447807" table:style-name="ce83">
            <text:p>55,0%</text:p>
          </table:table-cell>
          <table:table-cell office:value-type="float" office:value="1698002" table:style-name="ce82">
            <text:p>1.698.002</text:p>
          </table:table-cell>
          <table:table-cell office:value-type="percentage" office:value="0.44506658167250479" table:style-name="ce83">
            <text:p>44,5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6-23T12:14:10Z</dc:date>
  </office:meta>
</office:document-meta>
</file>